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32B000000639D54A3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MS Mincho1" svg:font-family="'MS Mincho', 'ＭＳ 明朝'" style:font-family-generic="modern"/>
    <style:font-face style:name="NJFIJJ+BookmanOldStyle" svg:font-family="NJFIJJ+BookmanOldStyle, 'Bookman Old Style'" style:font-family-generic="roman"/>
    <style:font-face style:name="Arial1" svg:font-family="Arial, Arial" style:font-family-generic="swiss"/>
    <style:font-face style:name="Courier New1" svg:font-family="'Courier New'" style:font-family-generic="modern" style:font-pitch="fixed"/>
    <style:font-face style:name="Nimbus Sans L" svg:font-family="'Nimbus Sans L', Ari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wiss" style:font-pitch="variable"/>
    <style:font-face style:name="ITC Officina Sans Book" svg:font-family="'ITC Officina Sans Book', 'Arial Narrow'" style:font-family-generic="swiss" style:font-pitch="variable"/>
    <style:font-face style:name="Tahoma" svg:font-family="Tahoma" style:font-family-generic="swiss" style:font-pitch="variable"/>
    <style:font-face style:name="Univers" svg:font-family="Univer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vertical-align="middle"/>
    </style:style>
    <style:style style:name="P2" style:family="paragraph" style:parent-style-name="Standard">
      <style:paragraph-properties style:vertical-align="middle"/>
    </style:style>
    <style:style style:name="P3" style:family="paragraph" style:parent-style-name="Standard">
      <style:paragraph-properties fo:text-align="center" style:justify-single-word="false" fo:padding="0cm" fo:border="none" style:shadow="none" style:vertical-align="middle"/>
      <style:text-properties style:font-name="Verdana" fo:font-size="28pt" style:font-size-asian="28pt" style:font-size-complex="28pt"/>
    </style:style>
    <style:style style:name="P4" style:family="paragraph" style:parent-style-name="Standard">
      <style:paragraph-properties fo:text-align="center" style:justify-single-word="false" fo:padding="0cm" fo:border="none" style:shadow="none" style:vertical-align="middle"/>
      <style:text-properties style:font-name="Verdana" fo:font-size="36pt" fo:language="es" fo:country="ES" style:font-size-asian="36pt" style:font-size-complex="36pt"/>
    </style:style>
    <style:style style:name="P5" style:family="paragraph" style:parent-style-name="Standard">
      <style:paragraph-properties fo:text-align="center" style:justify-single-word="false" fo:padding="0cm" fo:border="none" style:shadow="none" style:vertical-align="middle"/>
      <style:text-properties style:font-name="Verdana" fo:font-size="18pt" fo:background-color="#ffff00" style:font-size-asian="18pt" style:font-size-complex="18pt"/>
    </style:style>
    <style:style style:name="P6" style:family="paragraph" style:parent-style-name="Standard">
      <style:paragraph-properties fo:text-align="center" style:justify-single-word="false" fo:padding="0cm" fo:border="none" style:shadow="none" style:vertical-align="middle"/>
      <style:text-properties fo:font-size="18pt" style:font-size-asian="18pt" style:font-size-complex="18pt"/>
    </style:style>
    <style:style style:name="P7" style:family="paragraph" style:parent-style-name="Standard">
      <style:paragraph-properties fo:text-align="center" style:justify-single-word="false" fo:padding="0cm" fo:border="none" style:shadow="none" style:vertical-align="middle"/>
      <style:text-properties style:font-name="Verdana" fo:font-size="14pt" fo:background-color="#ffff00" style:font-size-asian="14pt" style:font-size-complex="14pt"/>
    </style:style>
    <style:style style:name="P8" style:family="paragraph" style:parent-style-name="Standard">
      <style:paragraph-properties fo:text-align="center" style:justify-single-word="false" style:vertical-align="middle"/>
    </style:style>
    <style:style style:name="P9" style:family="paragraph" style:parent-style-name="Standard">
      <style:paragraph-properties fo:break-before="page"/>
    </style:style>
    <style:style style:name="P10" style:family="paragraph" style:parent-style-name="Contents_20_1">
      <style:paragraph-properties>
        <style:tab-stops>
          <style:tab-stop style:position="15.247cm" style:type="right" style:leader-style="dotted" style:leader-text="."/>
        </style:tab-stops>
      </style:paragraph-properties>
    </style:style>
    <style:style style:name="P11" style:family="paragraph" style:parent-style-name="Contents_20_2">
      <style:paragraph-properties>
        <style:tab-stops>
          <style:tab-stop style:position="14.894cm" style:type="right" style:leader-style="dotted" style:leader-text="."/>
        </style:tab-stops>
      </style:paragraph-properties>
    </style:style>
    <style:style style:name="P12" style:family="paragraph" style:parent-style-name="Contents_20_3">
      <style:paragraph-properties>
        <style:tab-stops>
          <style:tab-stop style:position="14.542cm" style:type="right" style:leader-style="dotted" style:leader-text="."/>
        </style:tab-stops>
      </style:paragraph-properties>
    </style:style>
    <style:style style:name="P13" style:family="paragraph" style:parent-style-name="Contents_20_4">
      <style:paragraph-properties>
        <style:tab-stops>
          <style:tab-stop style:position="14.189cm" style:type="right" style:leader-style="dotted" style:leader-text="."/>
        </style:tab-stops>
      </style:paragraph-properties>
    </style:style>
    <style:style style:name="P14" style:family="paragraph" style:parent-style-name="Contents_20_1">
      <style:paragraph-properties>
        <style:tab-stops>
          <style:tab-stop style:position="15.247cm" style:type="right" style:leader-style="dotted" style:leader-text="."/>
        </style:tab-stops>
      </style:paragraph-properties>
      <style:text-properties style:font-name="Times New Roman" fo:font-size="12pt" fo:font-style="italic" style:letter-kerning="true" style:font-size-asian="12pt" style:font-style-asian="italic" style:font-name-complex="Times New Roman" style:font-size-complex="12pt" style:font-style-complex="italic"/>
    </style:style>
    <style:style style:name="P15" style:family="paragraph" style:parent-style-name="Heading_20_1" style:list-style-name="L1">
      <style:paragraph-properties fo:margin-top="0.42cm" fo:margin-bottom="0.42cm" fo:break-before="page">
        <style:tab-stops>
          <style:tab-stop style:position="1.397cm"/>
        </style:tab-stops>
      </style:paragraph-properties>
      <style:text-properties style:font-name="Verdana" fo:font-size="12pt" style:font-size-asian="12pt" style:font-size-complex="12pt"/>
    </style:style>
    <style:style style:name="P16" style:family="paragraph" style:parent-style-name="Text_20_body">
      <style:paragraph-properties>
        <style:tab-stops>
          <style:tab-stop style:position="1.397cm"/>
        </style:tab-stops>
      </style:paragraph-properties>
      <style:text-properties style:font-name="Verdana" fo:font-size="10pt" fo:language="ca" fo:country="ES" fo:font-style="normal" style:font-size-asian="10pt" style:font-style-asian="normal" style:font-size-complex="10pt" style:font-style-complex="normal"/>
    </style:style>
    <style:style style:name="P17" style:family="paragraph" style:parent-style-name="Text_20_body">
      <style:text-properties style:font-name="Verdana" fo:font-size="10pt" fo:font-style="normal" style:font-size-asian="10pt" style:font-style-asian="normal" style:font-size-complex="10pt" style:font-style-complex="normal"/>
    </style:style>
    <style:style style:name="P18" style:family="paragraph" style:parent-style-name="Text_20_body" style:list-style-name="L2">
      <style:text-properties style:font-name="Verdana" fo:font-size="10pt" fo:font-style="normal" style:font-size-asian="10pt" style:font-style-asian="normal" style:font-size-complex="10pt" style:font-style-complex="normal"/>
    </style:style>
    <style:style style:name="P19" style:family="paragraph" style:parent-style-name="Text_20_body">
      <style:text-properties style:font-name="Verdana" fo:font-size="10pt" fo:language="ca" fo:country="ES" fo:font-style="normal" style:font-size-asian="10pt" style:font-style-asian="normal" style:font-size-complex="10pt" style:font-style-complex="normal"/>
    </style:style>
    <style:style style:name="P20" style:family="paragraph" style:parent-style-name="Text_20_body" style:list-style-name="L3">
      <style:text-properties style:font-name="Verdana" fo:font-size="10pt" fo:language="ca" fo:country="ES" fo:font-style="normal" style:font-size-asian="10pt" style:font-style-asian="normal" style:font-size-complex="10pt" style:font-style-complex="normal"/>
    </style:style>
    <style:style style:name="P21" style:family="paragraph" style:parent-style-name="Text_20_body">
      <style:paragraph-properties fo:margin-top="0cm" fo:margin-bottom="0.499cm"/>
      <style:text-properties style:font-name="Verdana" fo:font-size="10pt" fo:language="ca" fo:country="ES" fo:font-style="normal" style:font-size-asian="10pt" style:font-style-asian="normal" style:font-size-complex="10pt" style:font-style-complex="normal"/>
    </style:style>
    <style:style style:name="P22" style:family="paragraph" style:parent-style-name="Standard">
      <style:text-properties style:font-name="Verdana" fo:font-size="10pt" style:font-size-asian="10pt" style:font-size-complex="10pt"/>
    </style:style>
    <style:style style:name="P23" style:family="paragraph" style:parent-style-name="Standard">
      <style:paragraph-properties fo:break-before="page"/>
      <style:text-properties style:font-name="Verdana" fo:font-size="2pt" style:font-size-asian="2pt" style:font-size-complex="2pt"/>
    </style:style>
    <style:style style:name="P24" style:family="paragraph" style:parent-style-name="Heading_20_1" style:list-style-name="L1">
      <style:paragraph-properties fo:margin-top="0.42cm" fo:margin-bottom="0.42cm"/>
      <style:text-properties style:font-name="Verdana" fo:font-size="12pt" style:font-size-asian="12pt" style:font-size-complex="12pt"/>
    </style:style>
    <style:style style:name="P25" style:family="paragraph" style:parent-style-name="Heading_20_2" style:list-style-name="L1">
      <style:paragraph-properties fo:margin-top="0.22cm" fo:margin-bottom="0.42cm"/>
      <style:text-properties style:font-name="Verdana" fo:font-size="11pt" style:font-size-asian="11pt" style:font-size-complex="11pt"/>
    </style:style>
    <style:style style:name="P26" style:family="paragraph" style:parent-style-name="Heading_20_3" style:list-style-name="L1">
      <style:text-properties style:font-name="Verdana" fo:font-size="11pt" style:font-size-asian="11pt" style:font-size-complex="11pt"/>
    </style:style>
    <style:style style:name="P27" style:family="paragraph" style:parent-style-name="Standard" style:list-style-name="L4">
      <style:text-properties style:font-name="Verdana" fo:font-size="10pt" style:font-size-asian="10pt" style:font-size-complex="10pt"/>
    </style:style>
    <style:style style:name="P28" style:family="paragraph" style:parent-style-name="Standard">
      <style:paragraph-properties fo:margin-left="0cm" fo:margin-right="0cm" fo:text-indent="0cm" style:auto-text-indent="false"/>
      <style:text-properties style:font-name="Verdana" fo:font-size="10pt" fo:language="ca" fo:country="ES" style:font-size-asian="10pt" style:font-size-complex="10pt"/>
    </style:style>
    <style:style style:name="P29" style:family="paragraph" style:parent-style-name="Heading_20_4" style:list-style-name="L1">
      <style:text-properties style:font-name="Verdana" fo:font-size="10.5pt" style:font-size-asian="10.5pt" style:font-size-complex="10.5pt"/>
    </style:style>
    <style:style style:name="P30" style:family="paragraph" style:parent-style-name="Standard">
      <style:paragraph-properties fo:text-align="start" style:justify-single-word="false"/>
      <style:text-properties fo:color="#000000" style:font-name="Verdana" fo:font-size="10pt" style:font-name-asian="Arial1" style:font-size-asian="10pt" style:font-name-complex="Arial1" style:font-size-complex="10pt"/>
    </style:style>
    <style:style style:name="P31" style:family="paragraph" style:parent-style-name="Text" style:list-style-name="RTF_5f_Num_20_2">
      <style:paragraph-properties fo:margin-left="1.27cm" fo:margin-right="0cm" fo:margin-top="0cm" fo:margin-bottom="0cm" fo:text-align="start" style:justify-single-word="false" fo:text-indent="-0.635cm" style:auto-text-indent="false" style:text-autospace="none">
        <style:tab-stops/>
      </style:paragraph-properties>
      <style:text-properties style:font-name="Verdana" fo:font-size="10pt" fo:font-style="normal" style:font-size-asian="10pt" style:font-style-asian="normal" style:font-size-complex="10pt" style:font-style-complex="normal"/>
    </style:style>
    <style:style style:name="P32" style:family="paragraph" style:parent-style-name="Text" style:list-style-name="RTF_5f_Num_20_2">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Verdana"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33" style:family="paragraph" style:parent-style-name="Text" style:list-style-name="L5">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font-name="Verdana" fo:font-size="10pt" style:font-name-asian="Arial1" style:font-size-asian="10pt" style:font-name-complex="Arial1" style:font-size-complex="10pt"/>
    </style:style>
    <style:style style:name="P34" style:family="paragraph" style:parent-style-name="Text" style:list-style-name="L5">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Verdana"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P35" style:family="paragraph" style:parent-style-name="Text" style:list-style-name="L5">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Verdana"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36" style:family="paragraph" style:parent-style-name="Standard">
      <style:paragraph-properties fo:text-align="start" style:justify-single-word="false"/>
      <style:text-properties style:font-name="Verdana" fo:font-size="10pt" style:font-size-asian="10pt" style:font-size-complex="10pt"/>
    </style:style>
    <style:style style:name="P37" style:family="paragraph" style:parent-style-name="Standard">
      <style:paragraph-properties fo:text-align="justify" style:justify-single-word="false"/>
      <style:text-properties style:font-name="Verdana" fo:font-size="10pt" style:font-size-asian="10pt" style:font-size-complex="10pt"/>
    </style:style>
    <style:style style:name="P38" style:family="paragraph" style:parent-style-name="Standard">
      <style:paragraph-properties fo:text-align="justify" style:justify-single-word="false"/>
      <style:text-properties fo:color="#000000" style:font-name="Verdana" fo:font-size="10pt" fo:language="ca" fo:country="ES" fo:font-weight="normal" style:letter-kerning="true" style:font-size-asian="10pt" style:font-weight-asian="normal" style:font-name-complex="Tahoma" style:font-size-complex="10pt" style:font-weight-complex="normal"/>
    </style:style>
    <style:style style:name="P39" style:family="paragraph" style:parent-style-name="Standard">
      <style:paragraph-properties fo:margin-left="0cm" fo:margin-right="0cm" fo:text-indent="0cm" style:auto-text-indent="false"/>
      <style:text-properties fo:color="#000000" style:font-name="Verdana" fo:font-size="10pt" fo:language="ca" fo:country="ES" fo:font-weight="normal" style:letter-kerning="true" style:font-size-asian="10pt" style:font-weight-asian="normal" style:font-name-complex="Tahoma" style:font-size-complex="10pt" style:font-weight-complex="normal"/>
    </style:style>
    <style:style style:name="P40" style:family="paragraph" style:parent-style-name="Standard">
      <style:text-properties style:font-name="Verdana"/>
    </style:style>
    <style:style style:name="P41" style:family="paragraph" style:parent-style-name="Text" style:list-style-name="RTF_5f_Num_20_2">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font-name="Verdana" fo:font-size="10pt" fo:font-style="normal" fo:font-weight="normal" style:font-size-asian="10pt" style:font-style-asian="normal" style:font-weight-asian="normal" style:font-name-complex="Arial1" style:font-size-complex="10pt" style:font-style-complex="normal" style:font-weight-complex="normal"/>
    </style:style>
    <style:style style:name="P42" style:family="paragraph" style:parent-style-name="Text" style:list-style-name="RTF_5f_Num_20_2">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Verdana" fo:font-size="10pt" fo:language="ca" fo:country="ES" fo:font-style="normal" style:text-underline-style="none" fo:font-weight="normal" style:letter-kerning="true" style:font-name-asian="Arial1" style:font-size-asian="10pt" style:font-style-asian="normal" style:font-weight-asian="normal" style:font-name-complex="Tahoma" style:font-size-complex="10pt" style:font-style-complex="normal" style:font-weight-complex="normal"/>
    </style:style>
    <style:style style:name="P43" style:family="paragraph" style:parent-style-name="Standard">
      <style:paragraph-properties fo:text-align="justify" style:justify-single-word="false"/>
      <style:text-properties fo:color="#000000" style:font-name="Verdana" fo:font-size="10pt" fo:language="ca" fo:country="ES" fo:font-weight="normal" style:letter-kerning="true" style:font-size-asian="10pt" style:font-weight-asian="normal" style:font-name-complex="Tahoma" style:font-size-complex="11pt" style:font-weight-complex="normal"/>
    </style:style>
    <style:style style:name="P44" style:family="paragraph" style:parent-style-name="Text" style:list-style-name="RTF_5f_Num_20_2">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font-name="Verdana" fo:font-size="10pt" fo:language="ca" fo:country="ES" fo:font-style="normal" fo:font-weight="normal" style:letter-kerning="true" style:font-size-asian="10pt" style:font-style-asian="normal" style:font-weight-asian="normal" style:font-name-complex="Tahoma" style:font-size-complex="10pt" style:font-style-complex="normal" style:font-weight-complex="normal"/>
    </style:style>
    <style:style style:name="P45" style:family="paragraph" style:parent-style-name="Text" style:list-style-name="RTF_5f_Num_20_2">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Verdana" fo:font-size="10pt" fo:language="ca" fo:country="ES" fo:font-style="normal"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style>
    <style:style style:name="P46" style:family="paragraph" style:parent-style-name="Text" style:list-style-name="RTF_5f_Num_20_2">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Verdana" fo:font-size="10pt" fo:language="ca" fo:country="ES" fo:font-style="italic"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style>
    <style:style style:name="P47" style:family="paragraph" style:parent-style-name="Standard">
      <style:paragraph-properties fo:margin-left="0cm" fo:margin-right="0cm" fo:text-indent="0cm" style:auto-text-indent="false"/>
      <style:text-properties fo:color="#000000" style:font-name="Verdana" fo:font-size="10pt" fo:language="ca" fo:country="ES" fo:font-weight="normal" style:letter-kerning="true" style:font-size-asian="10pt" style:font-weight-asian="normal" style:font-name-complex="Tahoma" style:font-weight-complex="normal"/>
    </style:style>
    <style:style style:name="P48" style:family="paragraph" style:parent-style-name="Text">
      <style:paragraph-properties fo:margin-left="0cm" fo:margin-right="0cm" fo:margin-top="0cm" fo:margin-bottom="0cm" fo:text-align="start" style:justify-single-word="false" fo:text-indent="0cm" style:auto-text-indent="false" style:text-autospace="none">
        <style:tab-stops/>
      </style:paragraph-properties>
      <style:text-properties fo:color="#000000" style:text-line-through-style="none" style:font-name="Verdana"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49" style:family="paragraph" style:parent-style-name="Standard">
      <style:paragraph-properties fo:margin-left="0cm" fo:margin-right="0cm" fo:margin-top="0cm" fo:margin-bottom="0cm" fo:text-align="justify" style:justify-single-word="false" fo:text-indent="0cm" style:auto-text-indent="false" style:text-autospace="none">
        <style:tab-stops/>
      </style:paragraph-properties>
      <style:text-properties fo:color="#000000" style:text-line-through-style="none" style:font-name="Verdana"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50" style:family="paragraph" style:parent-style-name="Standard">
      <style:paragraph-properties fo:margin-left="1.27cm" fo:margin-right="0cm" fo:margin-top="0cm" fo:margin-bottom="0cm" fo:text-align="justify" style:justify-single-word="false" fo:text-indent="0cm" style:auto-text-indent="false" style:text-autospace="none">
        <style:tab-stops/>
      </style:paragraph-properties>
      <style:text-properties fo:color="#000000" style:text-line-through-style="none" style:font-name="Verdana"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51" style:family="paragraph" style:parent-style-name="Standard">
      <style:paragraph-properties fo:margin-left="0.635cm" fo:margin-right="0cm" fo:margin-top="0cm" fo:margin-bottom="0cm" fo:text-align="justify" style:justify-single-word="false" fo:text-indent="0cm" style:auto-text-indent="false" style:text-autospace="none">
        <style:tab-stops/>
      </style:paragraph-properties>
      <style:text-properties fo:color="#000000" style:text-line-through-style="none" style:font-name="Verdana"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52" style:family="paragraph" style:parent-style-name="Text" style:list-style-name="RTF_5f_Num_20_2">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Verdana"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P53" style:family="paragraph" style:parent-style-name="Standard" style:list-style-name="WW8Num24">
      <style:text-properties fo:color="#000000" style:font-name="Verdana" fo:font-size="10pt" fo:language="ca" fo:country="ES" fo:font-weight="normal" style:letter-kerning="true" style:font-size-asian="10pt" style:font-weight-asian="normal" style:font-name-complex="Tahoma" style:font-size-complex="10pt" style:font-weight-complex="normal"/>
    </style:style>
    <style:style style:name="P54" style:family="paragraph" style:parent-style-name="Standard">
      <style:paragraph-properties fo:margin-left="0cm" fo:margin-right="0cm" fo:text-align="justify" style:justify-single-word="false" fo:text-indent="0cm" style:auto-text-indent="false"/>
      <style:text-properties fo:color="#000000" style:font-name="Verdana" fo:font-size="10pt" fo:language="ca" fo:country="ES" fo:font-weight="normal" style:letter-kerning="true" style:font-size-asian="10pt" style:font-weight-asian="normal" style:font-name-complex="Tahoma" style:font-size-complex="10pt"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fo:color="#000000" style:font-name="Verdana" fo:font-size="10pt" fo:language="ca" fo:country="ES" fo:font-style="normal" fo:font-weight="normal" style:letter-kerning="true" style:font-size-asian="10pt" style:font-style-asian="normal" style:font-weight-asian="normal" style:font-name-complex="Tahoma" style:font-size-complex="10pt" style:font-style-complex="normal" style:font-weight-complex="normal"/>
    </style:style>
    <style:style style:name="P56" style:family="paragraph" style:parent-style-name="Standard" style:list-style-name="L4">
      <style:text-properties style:font-name="Verdana" fo:font-size="10pt" fo:font-style="normal" style:font-size-asian="10pt" style:font-style-asian="normal" style:font-size-complex="10pt" style:font-style-complex="normal"/>
    </style:style>
    <style:style style:name="P57" style:family="paragraph" style:parent-style-name="Standard">
      <style:text-properties fo:color="#000000" style:text-line-through-style="none" style:font-name="Verdana"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58" style:family="paragraph" style:parent-style-name="Standard">
      <style:text-properties style:font-name="Verdana" fo:font-size="10pt" fo:font-style="normal" style:font-size-asian="10pt" style:font-style-asian="normal" style:font-size-complex="10pt" style:font-style-complex="normal"/>
    </style:style>
    <style:style style:name="P59" style:family="paragraph" style:parent-style-name="Standard">
      <style:paragraph-properties fo:margin-left="0cm" fo:margin-right="0cm" fo:text-align="justify" style:justify-single-word="false" fo:text-indent="0cm" style:auto-text-indent="false"/>
      <style:text-properties style:font-name="Verdana" fo:font-size="10pt" style:font-size-asian="10pt" style:font-name-complex="Arial" style:font-size-complex="10pt"/>
    </style:style>
    <style:style style:name="P60" style:family="paragraph" style:parent-style-name="Heading_20_1" style:list-style-name="L1">
      <style:paragraph-properties fo:margin-top="0.42cm" fo:margin-bottom="0.42cm" fo:break-before="page"/>
      <style:text-properties style:font-name="Verdana" fo:font-size="12pt" style:font-size-asian="12pt" style:font-size-complex="12pt"/>
    </style:style>
    <style:style style:name="P61" style:family="paragraph" style:parent-style-name="Text_20_body" style:list-style-name="L6">
      <style:text-properties style:font-name="Verdana" fo:font-size="10pt" fo:font-style="normal" style:font-size-asian="10pt" style:font-style-asian="normal" style:font-size-complex="10pt" style:font-style-complex="normal"/>
    </style:style>
    <style:style style:name="P62" style:family="paragraph" style:parent-style-name="Text_20_body" style:list-style-name="L7">
      <style:paragraph-properties fo:margin-left="1.27cm" fo:margin-right="0cm" fo:text-indent="0cm" style:auto-text-indent="false"/>
      <style:text-properties style:font-name="Verdana" fo:font-size="10pt" fo:font-style="normal" style:font-size-asian="10pt" style:font-style-asian="normal" style:font-size-complex="10pt" style:font-style-complex="normal"/>
    </style:style>
    <style:style style:name="P63" style:family="paragraph" style:parent-style-name="Text_20_body" style:list-style-name="L8">
      <style:text-properties style:font-name="Verdana" fo:font-size="10pt" fo:font-style="normal" style:font-size-asian="10pt" style:font-style-asian="normal" style:font-size-complex="10pt" style:font-style-complex="normal"/>
    </style:style>
    <style:style style:name="P64" style:family="paragraph" style:parent-style-name="Text_20_body" style:list-style-name="L9">
      <style:text-properties style:font-name="Verdana" fo:font-size="10pt" fo:font-style="normal" style:font-size-asian="10pt" style:font-style-asian="normal" style:font-size-complex="10pt" style:font-style-complex="normal"/>
    </style:style>
    <style:style style:name="P65" style:family="paragraph" style:parent-style-name="Text_20_body" style:list-style-name="L9">
      <style:paragraph-properties fo:margin-left="1.27cm" fo:margin-right="0cm" fo:text-indent="0cm" style:auto-text-indent="false"/>
      <style:text-properties style:font-name="Verdana" fo:font-size="10pt" fo:font-style="normal" style:font-size-asian="10pt" style:font-style-asian="normal" style:font-size-complex="10pt" style:font-style-complex="normal"/>
    </style:style>
    <style:style style:name="P66" style:family="paragraph" style:parent-style-name="Text_20_body" style:list-style-name="L10">
      <style:text-properties style:font-name="Verdana" fo:font-size="10pt" fo:font-style="normal" style:font-size-asian="10pt" style:font-style-asian="normal" style:font-size-complex="10pt" style:font-style-complex="normal"/>
    </style:style>
    <style:style style:name="P67" style:family="paragraph" style:parent-style-name="Standard" style:list-style-name="L10">
      <style:text-properties fo:color="#000000" style:font-name="Verdana" fo:font-size="10pt" fo:language="ca" fo:country="ES" fo:font-style="normal" style:font-size-asian="10pt" style:font-style-asian="normal" style:font-size-complex="10pt" style:font-style-complex="normal"/>
    </style:style>
    <style:style style:name="P68" style:family="paragraph" style:parent-style-name="Standard" style:list-style-name="L11">
      <style:text-properties fo:color="#000000" style:font-name="Verdana" fo:font-size="10pt" fo:language="ca" fo:country="ES" fo:font-style="normal" fo:font-weight="normal" style:letter-kerning="true" style:font-size-asian="10pt" style:font-style-asian="normal" style:font-weight-asian="normal" style:font-size-complex="10pt" style:font-style-complex="normal"/>
    </style:style>
    <style:style style:name="P69" style:family="paragraph" style:parent-style-name="Text_20_body" style:list-style-name="L11">
      <style:text-properties style:font-name="Verdana" fo:font-size="10pt" fo:font-style="normal" style:font-size-asian="10pt" style:font-style-asian="normal" style:font-size-complex="10pt" style:font-style-complex="normal"/>
    </style:style>
    <style:style style:name="P70" style:family="paragraph" style:parent-style-name="Standard" style:list-style-name="L11">
      <style:text-properties fo:color="#000000" style:font-name="Verdana" fo:font-size="10pt" fo:font-style="normal" style:font-size-asian="10pt" style:font-style-asian="normal" style:font-size-complex="10pt" style:font-style-complex="normal"/>
    </style:style>
    <style:style style:name="P71" style:family="paragraph" style:parent-style-name="Standard" style:list-style-name="L11">
      <style:text-properties fo:color="#000000" style:font-name="Verdana" fo:font-size="10pt" fo:font-style="normal" fo:font-weight="normal" style:font-size-asian="10pt" style:font-style-asian="normal" style:font-weight-asian="normal" style:font-size-complex="10pt" style:font-style-complex="normal" style:font-weight-complex="normal"/>
    </style:style>
    <style:style style:name="P72" style:family="paragraph" style:parent-style-name="Standard" style:list-style-name="L11">
      <style:text-properties fo:color="#000000" style:font-name="Verdana" fo:font-size="10pt" fo:language="ca" fo:country="ES" fo:font-style="normal" fo:font-weight="normal" style:font-size-asian="10pt" style:font-style-asian="normal" style:font-weight-asian="normal" style:font-size-complex="10pt" style:font-style-complex="normal" style:font-weight-complex="normal"/>
    </style:style>
    <style:style style:name="P73" style:family="paragraph" style:parent-style-name="Standard" style:list-style-name="L11">
      <style:paragraph-properties fo:margin-top="0cm" fo:margin-bottom="0.106cm" fo:line-height="150%">
        <style:tab-stops/>
      </style:paragraph-properties>
      <style:text-properties fo:color="#000000" style:font-name="Verdana" fo:font-size="10pt" fo:language="ca" fo:country="ES" fo:font-style="normal" fo:font-weight="normal" style:font-size-asian="10pt" style:font-style-asian="normal" style:font-weight-asian="normal" style:font-size-complex="10pt" style:font-style-complex="normal" style:font-weight-complex="normal"/>
    </style:style>
    <style:style style:name="P74" style:family="paragraph" style:parent-style-name="Text_20_body" style:list-style-name="L12">
      <style:text-properties style:font-name="Verdana" fo:font-size="10pt" fo:font-style="normal" style:font-size-asian="10pt" style:font-style-asian="normal" style:font-size-complex="10pt" style:font-style-complex="normal"/>
    </style:style>
    <style:style style:name="P75" style:family="paragraph" style:parent-style-name="Text_20_body" style:list-style-name="L13">
      <style:text-properties style:font-name="Verdana" fo:font-size="10pt" fo:font-style="normal" style:font-size-asian="10pt" style:font-style-asian="normal" style:font-size-complex="10pt" style:font-style-complex="normal"/>
    </style:style>
    <style:style style:name="P76" style:family="paragraph" style:parent-style-name="Text_20_body" style:list-style-name="L14">
      <style:text-properties style:font-name="Verdana" fo:font-size="10pt" fo:font-style="normal" style:font-size-asian="10pt" style:font-style-asian="normal" style:font-size-complex="10pt" style:font-style-complex="normal"/>
    </style:style>
    <style:style style:name="P77" style:family="paragraph" style:parent-style-name="Standard" style:list-style-name="L15">
      <style:paragraph-properties fo:margin-left="0cm" fo:margin-right="0cm" fo:text-indent="0cm" style:auto-text-indent="false"/>
      <style:text-properties fo:color="#000000" style:font-name="Verdana" fo:font-size="10pt" fo:language="ca" fo:country="ES" fo:font-style="normal" style:font-size-asian="10pt" style:font-style-asian="normal" style:font-size-complex="10pt" style:font-style-complex="normal"/>
    </style:style>
    <style:style style:name="P78" style:family="paragraph" style:parent-style-name="Text_20_body" style:list-style-name="L15">
      <style:text-properties style:font-name="Verdana" fo:font-size="10pt" fo:font-style="normal" style:font-size-asian="10pt" style:font-style-asian="normal" style:font-size-complex="10pt" style:font-style-complex="normal"/>
    </style:style>
    <style:style style:name="P79" style:family="paragraph" style:parent-style-name="Text_20_body">
      <style:text-properties fo:color="#000000" style:font-name="Verdana" fo:font-size="10pt" fo:font-style="normal" style:font-size-asian="10pt" style:font-style-asian="normal" style:font-size-complex="10pt" style:font-style-complex="normal"/>
    </style:style>
    <style:style style:name="T1" style:family="text">
      <style:text-properties fo:background-color="transparen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line-through-style="none" style:text-underline-style="none" style:font-name-asian="Arial1" style:font-name-complex="Arial1"/>
    </style:style>
    <style:style style:name="T5" style:family="text">
      <style:text-properties fo:color="#000000" style:text-line-through-style="none" style:text-underline-style="none" fo:font-weight="bold" style:font-name-asian="Arial1" style:font-weight-asian="bold" style:font-name-complex="Arial1" style:font-weight-complex="bold"/>
    </style:style>
    <style:style style:name="T6" style:family="text">
      <style:text-properties fo:color="#000000" style:text-line-through-style="none" fo:font-style="italic" style:text-underline-style="none" fo:font-weight="normal" style:font-name-asian="Arial1" style:font-style-asian="italic" style:font-weight-asian="normal" style:font-name-complex="Arial1" style:font-style-complex="italic" style:font-weight-complex="normal"/>
    </style:style>
    <style:style style:name="T7" style:family="text">
      <style:text-properties fo:color="#000000" style:text-line-through-style="none" style:text-underline-style="none" fo:font-weight="normal" style:font-name-asian="Arial1" style:font-weight-asian="normal" style:font-name-complex="Arial1" style:font-weight-complex="normal"/>
    </style:style>
    <style:style style:name="T8" style:family="text">
      <style:text-properties fo:font-weight="bold" style:font-weight-asian="bold" style:font-weight-complex="bold"/>
    </style:style>
    <style:style style:name="T9" style:family="text">
      <style:text-properties fo:color="#000000" style:text-line-through-style="none" style:text-underline-style="none" fo:font-weight="normal" fo:background-color="transparent" style:font-name-asian="Arial1" style:font-weight-asian="normal" style:font-name-complex="Arial1" style:font-weight-complex="normal"/>
    </style:style>
    <style:style style:name="T10" style:family="text">
      <style:text-properties style:text-line-through-style="none" fo:font-style="normal" style:text-underline-style="none" fo:font-weight="bold" style:font-style-asian="normal" style:font-weight-asian="bold" style:font-style-complex="normal" style:font-weight-complex="bold"/>
    </style:style>
    <style:style style:name="T11" style:family="text">
      <style:text-properties style:text-line-through-style="none" fo:font-style="normal" style:text-underline-style="none"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style:text-line-through-style="none" style:text-underline-style="none" style:font-name-asian="Arial1"/>
    </style:style>
    <style:style style:name="T16" style:family="text">
      <style:text-properties style:text-line-through-style="none" style:text-underline-style="none" fo:font-weight="bold" style:font-name-asian="Arial1" style:font-weight-asian="bold" style:font-weight-complex="bold"/>
    </style:style>
    <style:style style:name="T17" style:family="text">
      <style:text-properties style:font-name-complex="Arial1"/>
    </style:style>
    <style:style style:name="T18" style:family="text">
      <style:text-properties fo:font-weight="bold" style:font-weight-asian="bold" style:font-name-complex="Arial1" style:font-weight-complex="bold"/>
    </style:style>
    <style:style style:name="T19" style:family="text">
      <style:text-properties style:text-line-through-style="none" style:text-underline-style="none" style:font-name-asian="Arial1" style:font-name-complex="Arial1"/>
    </style:style>
    <style:style style:name="T20" style:family="text">
      <style:text-properties style:text-line-through-style="none" style:text-underline-style="none" fo:font-weight="bold" style:font-name-asian="Arial1" style:font-weight-asian="bold" style:font-name-complex="Arial1" style:font-weight-complex="bold"/>
    </style:style>
    <style:style style:name="T21" style:family="text">
      <style:text-properties style:text-line-through-style="none" fo:font-style="italic" style:text-underline-style="none" style:font-name-asian="Arial1" style:font-style-asian="italic" style:font-name-complex="Arial1" style:font-style-complex="italic"/>
    </style:style>
    <style:style style:name="T22" style:family="text">
      <style:text-properties fo:font-style="italic" style:font-style-asian="italic" style:font-name-complex="Arial1" style:font-style-complex="italic"/>
    </style:style>
    <style:style style:name="T23" style:family="text">
      <style:text-properties fo:color="#000000" style:text-line-through-style="none" style:text-underline-style="none" fo:background-color="transparent" style:font-name-asian="Arial1" style:font-name-complex="Arial1"/>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text-line-through-style="none" fo:font-style="italic" style:text-underline-style="none" fo:font-weight="bold" style:font-style-asian="italic" style:font-weight-asian="bold" style:font-style-complex="italic" style:font-weight-complex="bold"/>
    </style:style>
    <style:style style:name="T26" style:family="text">
      <style:text-properties style:text-line-through-style="none" fo:font-style="italic" style:text-underline-style="none" fo:font-weight="normal" style:font-style-asian="italic" style:font-weight-asian="normal" style:font-style-complex="italic" style:font-weight-complex="normal"/>
    </style:style>
    <style:style style:name="T27" style:family="text">
      <style:text-properties fo:font-style="normal" fo:background-color="transparent" style:font-style-asian="normal" style:font-style-complex="normal"/>
    </style:style>
    <style:style style:name="T28" style:family="text">
      <style:text-properties fo:font-style="normal" style:font-style-asian="normal" style:font-size-complex="11pt" style:font-style-complex="normal"/>
    </style:style>
    <style:style style:name="T29" style:family="text">
      <style:text-properties fo:font-style="italic" style:font-style-asian="italic" style:font-size-complex="11pt"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000000"/>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0.762cm"/>
      </text:list-level-style-number>
      <text:list-level-style-number text:level="2" style:num-suffix="." style:num-format="1" text:display-levels="2">
        <style:list-level-properties text:space-before="0.041cm" text:min-label-width="1.016cm"/>
      </text:list-level-style-number>
      <text:list-level-style-number text:level="3" style:num-suffix="." style:num-format="1" text:display-levels="3">
        <style:list-level-properties text:space-before="0.041cm" text:min-label-width="1.319cm"/>
      </text:list-level-style-number>
      <text:list-level-style-number text:level="4" style:num-suffix="." style:num-format="1" text:display-levels="4">
        <style:list-level-properties text:min-label-width="1.524cm"/>
      </text:list-level-style-number>
      <text:list-level-style-number text:level="5" style:num-suffix="."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text:bullet-char="">
        <style:list-level-properties text:space-before="0.64cm" text:min-label-width="0.39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AMPUS- FASE1</text:p>
      <text:p text:style-name="P4"/>
      <text:p text:style-name="P5">MD21</text:p>
      <text:p text:style-name="P5">Entorn d'execució SCORM</text:p>
      <text:p text:style-name="P6"/>
      <text:p text:style-name="P6"/>
      <text:p text:style-name="P6"/>
      <text:p text:style-name="P6"/>
      <text:p text:style-name="P7">Descripció tècnica</text:p>
      <text:p text:style-name="P7">30/03/2007</text:p>
      <text:p text:style-name="P8"/>
      <text:p text:style-name="P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1.Objectius<text:tab/>3</text:p>
          <text:p text:style-name="P10">2.Requeriments funcionals<text:tab/>4</text:p>
          <text:p text:style-name="P11">2.1.Visió professor o administrador<text:tab/>4</text:p>
          <text:p text:style-name="P12">2.1.1.Integració de cursos<text:tab/>4</text:p>
          <text:p text:style-name="P13">2.1.1.1.Importació de paquets<text:tab/>4</text:p>
          <text:p text:style-name="P13">2.1.1.2.Validació de cursos<text:tab/>4</text:p>
          <text:p text:style-name="P13">2.1.1.3.Edició de cursos<text:tab/>4</text:p>
          <text:p text:style-name="P12">2.1.2.Eliminació de cursos<text:tab/>5</text:p>
          <text:p text:style-name="P12">2.1.3.Edició de cursos<text:tab/>6</text:p>
          <text:p text:style-name="P12">2.1.4.Seguiment dels estudiants en els cursos<text:tab/>7</text:p>
          <text:p text:style-name="P12">2.1.5.Presentació del contingut dels cursos<text:tab/>8</text:p>
          <text:p text:style-name="P12">2.1.6.Gestió de missatgeria<text:tab/>9</text:p>
          <text:p text:style-name="P11">2.2.Visió estudiant<text:tab/>10</text:p>
          <text:p text:style-name="P12">2.2.1.Presentació del contingut dels cursos<text:tab/>10</text:p>
          <text:p text:style-name="P12">2.2.2.Gestió de missatgeria<text:tab/>11</text:p>
          <text:p text:style-name="P10">3.Requeriments no funcionals<text:tab/>13</text:p>
          <text:p text:style-name="P11">3.1.Estàndards i especificacions<text:tab/>13</text:p>
          <text:p text:style-name="P11">3.2.Tecnologies<text:tab/>13</text:p>
          <text:p text:style-name="P11">3.3.Rendiment i/o qualitat del software<text:tab/>13</text:p>
          <text:p text:style-name="P11">3.4.Limitacions software i/o hardware<text:tab/>14</text:p>
          <text:p text:style-name="P12">3.4.1.Servidor<text:tab/>14</text:p>
          <text:p text:style-name="P12">3.4.2.Client<text:tab/>14</text:p>
        </text:index-body>
      </text:table-of-content>
      <text:p text:style-name="P14"/>
      <text:list text:style-name="L1">
        <text:list-item>
          <text:h text:style-name="P15" text:outline-level="1">Objectius</text:h>
        </text:list-item>
      </text:list>
      <text:p text:style-name="P16"/>
      <text:p text:style-name="P17">L'entorn d'execució SCORM serà un sistema de:</text:p>
      <text:list text:style-name="L2">
        <text:list-item>
          <text:p text:style-name="P18">Presentació de continguts educatius de cara a l'estudiant.</text:p>
        </text:list-item>
        <text:list-item>
          <text:p text:style-name="P18">Seguiment de la interacció entre l'estudiant i els continguts.</text:p>
        </text:list-item>
        <text:list-item>
          <text:p text:style-name="P18">Presa de decisió del següent contingut a entregar basant-se en la definició estàtica i dinàmica del curs i l'actuació anterior de l'estudiant; també conegut amb el nom de seqüenciament. </text:p>
        </text:list-item>
      </text:list>
      <text:p text:style-name="P19"/>
      <text:p text:style-name="P19">Els principals beneficis que es volen obtenir usant aquest sistema són les d'incrementar les funcionalitats de seguiment, d'avaluació i d'integració de recursos didàctics de la plataforma Campus. També, mitjançant l'ús d'aquesta tecnologia, reduir el cost i el temps de la formació, millorar els coneixements de l'estudiant, augmentar l'eficàcia de la formació, i millorar <text:span text:style-name="T1">l'eficiència</text:span> i productivitat de l'organització. Per això mateix s'utilitzarà l'estàndard SCORM ja que mitjançant aquest obtindrem:</text:p>
      <text:p text:style-name="P19"/>
      <text:list text:style-name="L3">
        <text:list-item>
          <text:p text:style-name="P20">Accessibilitat. Poder accedir als components d'aprenentatge des de qualsevol ubicació mitjançant tecnologies web.</text:p>
        </text:list-item>
        <text:list-item>
          <text:p text:style-name="P20">Adaptabilitat. Poder personalitzar la formació en funció dels estudiants o de l'organització.</text:p>
        </text:list-item>
        <text:list-item>
          <text:p text:style-name="P20">Durabilitat. <text:s/>No haver de reconfigurar o reescriure el codi dels materials d'aprenentatge en un futur.</text:p>
        </text:list-item>
        <text:list-item>
          <text:p text:style-name="P20">Interoperabilitat. Facilitar la distribució dels continguts d'aprenentatge i d'ús sobre altres plataformes.</text:p>
        </text:list-item>
        <text:list-item>
          <text:p text:style-name="P20">Reusabilitat. Permetre la integració d'altres components d'aprenentatge.</text:p>
        </text:list-item>
      </text:list>
      <text:p text:style-name="P21"/>
      <text:p text:style-name="P22"/>
      <text:p text:style-name="P23"/>
      <text:list text:style-name="L1" text:continue-numbering="true">
        <text:list-item>
          <text:h text:style-name="P24" text:outline-level="1">Requeriments funcionals</text:h>
          <text:list>
            <text:list-item>
              <text:h text:style-name="P25" text:outline-level="2">Visió professor o administrador</text:h>
            </text:list-item>
          </text:list>
        </text:list-item>
      </text:list>
      <text:p text:style-name="P17"/>
      <text:p text:style-name="P17">En el cas de ser professor o administrador el sistema els permetrà que puguin realitzar les tasques següents:</text:p>
      <text:p text:style-name="P17"/>
      <text:list text:style-name="L1" text:continue-numbering="true">
        <text:list-item>
          <text:list text:continue-numbering="true">
            <text:list-item>
              <text:list text:continue-numbering="true">
                <text:list-item>
                  <text:h text:style-name="P26" text:outline-level="3">Integració de cursos</text:h>
                </text:list-item>
              </text:list>
            </text:list-item>
          </text:list>
        </text:list-item>
      </text:list>
      <text:p text:style-name="P22"/>
      <text:p text:style-name="P22">Aquesta tasca integrarà a la plataforma cursos SCORM a partir de fitxers en format ZIP que contindran les estructures i recursos dels cursos seguint l'estàndard SCORM.</text:p>
      <text:p text:style-name="P22"/>
      <text:p text:style-name="P22">Tal tasca permetrà realitzar a l'usuari les següents accions:</text:p>
      <text:list text:style-name="L4">
        <text:list-item>
          <text:p text:style-name="P27">Importació de cursos SCORM.</text:p>
        </text:list-item>
        <text:list-item>
          <text:p text:style-name="P27">Validació de cursos SCORM (automàtica). </text:p>
        </text:list-item>
        <text:list-item>
          <text:p text:style-name="P27">Edició de cursos.</text:p>
        </text:list-item>
      </text:list>
      <text:p text:style-name="P22"/>
      <text:p text:style-name="P22">Quan l'usuari accedeixi a aquesta tasca per “crear” una activitat d'aprenentatge interactiva SCORM, se li mostrarà un formulari amb l'edició del curs. Aquest formulari tindrà els camps buits <text:span text:style-name="T1">en el cas que es</text:span> tracti de l'edició d'un nou curs, o els tindrà <text:span text:style-name="T1">omplerts </text:span>en el cas que s'editi un curs existent. En aquest cas, al ser la creació d'una nova activitat SCORM, el formulari es mostrarà totalment buit.</text:p>
      <text:p text:style-name="P28"/>
      <text:list text:style-name="L1" text:continue-numbering="true">
        <text:list-item>
          <text:list text:continue-numbering="true">
            <text:list-item>
              <text:list text:continue-numbering="true">
                <text:list-item>
                  <text:list text:continue-numbering="true">
                    <text:list-item>
                      <text:h text:style-name="P29" text:outline-level="4">Importació de paquets</text:h>
                    </text:list-item>
                  </text:list>
                </text:list-item>
              </text:list>
            </text:list-item>
          </text:list>
        </text:list-item>
      </text:list>
      <text:p text:style-name="P22"/>
      <text:p text:style-name="P22">El primer camp que es mostrarà en el formulari serà utilitzat per indicar el fitxer ZIP amb el curs SCORM a integrar a la plataforma. Per realitzar tal acció serà necessari que l'usuari seleccioni el fitxer que desitgi importar del seu disc local per ser emmagatzemat al servidor.</text:p>
      <text:p text:style-name="P28"/>
      <text:list text:style-name="L1" text:continue-numbering="true">
        <text:list-item>
          <text:list text:continue-numbering="true">
            <text:list-item>
              <text:list text:continue-numbering="true">
                <text:list-item>
                  <text:list text:continue-numbering="true">
                    <text:list-item>
                      <text:h text:style-name="P29" text:outline-level="4">Validació de cursos</text:h>
                    </text:list-item>
                  </text:list>
                </text:list-item>
              </text:list>
            </text:list-item>
          </text:list>
        </text:list-item>
      </text:list>
      <text:p text:style-name="P22"/>
      <text:p text:style-name="P22">Fent clic al botó <text:span text:style-name="T2">Importar</text:span><text:span text:style-name="T3"> del formulari es verificarà, automàticament, el manifest del fitxer del curs SCORM a partir dels XSD's/DTD's continguts en el paquet segons l'estàndard SCORM 2004 de ADL. Si el fitxer ZIP no contingués un curs SCORM vàlid, aquest no s'importaria a la plataforma.</text:span></text:p>
      <text:p text:style-name="P28"/>
      <text:list text:style-name="L1" text:continue-numbering="true">
        <text:list-item>
          <text:list text:continue-numbering="true">
            <text:list-item>
              <text:list text:continue-numbering="true">
                <text:list-item>
                  <text:list text:continue-numbering="true">
                    <text:list-item>
                      <text:h text:style-name="P29" text:outline-level="4">Edició de cursos</text:h>
                    </text:list-item>
                  </text:list>
                </text:list-item>
              </text:list>
            </text:list-item>
          </text:list>
        </text:list-item>
      </text:list>
      <text:p text:style-name="P22"/>
      <text:p text:style-name="P22">En el cas que sigui vàlid, els camps del formulari seran omplerts amb la metadata (Content Aggregation Meta-data) i altres dades que contingui el manifest del fitxer del curs, i després aquestes dades podran ser modificades per configurar el funcionament del curs i les dades informatives que es vulguin mostrar als estudiants referents al curs. <text:s/></text:p>
      <text:p text:style-name="P22"/>
      <text:p text:style-name="P22">El formulari permetrà consultar i introduir/modificar la següent informació:</text:p>
      <text:p text:style-name="P30"/>
      <text:list text:style-name="RTF_5f_Num_20_2">
        <text:list-item>
          <text:p text:style-name="P31"><text:span text:style-name="T4">• </text:span><text:span text:style-name="T5">Identificador. </text:span><text:span text:style-name="T4">Identificador únic del paquet del curs. </text:span><text:span text:style-name="T6">Informació no modificable en cap cas.</text:span></text:p>
        </text:list-item>
        <text:list-item>
          <text:p text:style-name="P31"><text:span text:style-name="T7">• </text:span><text:span text:style-name="T5">Títol. </text:span><text:span text:style-name="T7">Indica el nom del curs.</text:span></text:p>
        </text:list-item>
        <text:list-item>
          <text:p text:style-name="P32">• <text:span text:style-name="T8">Descripció.</text:span> Representa una descripció textual del contingut del curs.</text:p>
        </text:list-item>
        <text:list-item>
          <text:p text:style-name="P32">• <text:span text:style-name="T8">Versió. </text:span>Descriu la versió de l'última edició. <text:span text:style-name="T2">Informació no modificable.</text:span></text:p>
        </text:list-item>
        <text:list-item>
          <text:p text:style-name="P31"><text:span text:style-name="T7">• </text:span><text:span text:style-name="T5">Duració. </text:span><text:span text:style-name="T7">Indica la duració de l'aprenentatge del curs. </text:span></text:p>
        </text:list-item>
        <text:list-item>
          <text:p text:style-name="P31"><text:span text:style-name="T7">• </text:span><text:span text:style-name="T5">Requeriments. </text:span><text:span text:style-name="T7">Indica els requeriments necessaris per a executar el curs. <text:s/></text:span></text:p>
        </text:list-item>
        <text:list-item>
          <text:p text:style-name="P31"><text:span text:style-name="T7">• </text:span><text:span text:style-name="T5">Dirigit a. </text:span><text:span text:style-name="T7">Indica el col·lectiu de persones al que va dirigit el curs. </text:span><text:span text:style-name="T6">Informació no modificable.</text:span></text:p>
        </text:list-item>
        <text:list-item>
          <text:p text:style-name="P31"><text:span text:style-name="T7">• </text:span><text:span text:style-name="T5">Entorn educatiu. </text:span><text:span text:style-name="T7">Indica el tipus d'institució</text:span><text:span text:style-name="T9"> al que va </text:span><text:span text:style-name="T7">dirigit el curs. </text:span><text:span text:style-name="T6">Informació no modificable.</text:span></text:p>
        </text:list-item>
        <text:list-item>
          <text:p text:style-name="P31"><text:span text:style-name="T7">• </text:span><text:span text:style-name="T5">Autor/s. </text:span><text:span text:style-name="T7">Informa dels autors del curs. </text:span><text:span text:style-name="T6">Informació no modificable.</text:span></text:p>
        </text:list-item>
        <text:list-item>
          <text:p text:style-name="P31"><text:span text:style-name="T7">• </text:span><text:span text:style-name="T5">Copyright. </text:span><text:span text:style-name="T7">Descriu el copyright o altres restriccions del curs. </text:span><text:span text:style-name="T6">Informació no modificable.</text:span></text:p>
        </text:list-item>
        <text:list-item>
          <text:p text:style-name="P32">• <text:span text:style-name="T8">Opcions. </text:span>Indica una sèrie d’opcions internes d’execució del curs. </text:p>
        </text:list-item>
      </text:list>
      <text:list text:style-name="L5">
        <text:list-item>
          <text:p text:style-name="P33"><text:span text:style-name="T10">Seqüenciament.</text:span><text:span text:style-name="T11"> Activa o desactiva el mecanisme de seqüenciament</text:span><text:span text:style-name="T12"> propi del curs SCORM. En el cas que el curs no implementi cap tipus de seqüenciament i s'activi tal opció, el mòdul realitzarà un seqüenciament lineal automàtic del curs. </text:span></text:p>
        </text:list-item>
        <text:list-item>
          <text:p text:style-name="P34">Seguiment. <text:span text:style-name="T13">Activa o desactiva el seguiment del curs. En el cas que es desactivi aquesta opció, el seguiment dels estudiants amb els continguts no es realitzarà i, per tant, no s'emmagatzemaran les dades del seguiment</text:span><text:span text:style-name="T14"> a la plataforma</text:span><text:span text:style-name="T13">.</text:span></text:p>
        </text:list-item>
        <text:list-item>
          <text:p text:style-name="P35"><text:span text:style-name="T8">Organitzacions.</text:span> Mostra les múltiples organitzacions per a un curs i permet desseleccionar-les perquè no es publiquin i, per tant, no es puguin mostrar als usuaris.</text:p>
        </text:list-item>
        <text:list-item>
          <text:p text:style-name="P35"><text:span text:style-name="T8">Inici. </text:span>Indica la data d’inici del curs. Els estudiants no podran accedir al contingut del curs fins que no s'hagi iniciat, però el professor i l'administrador sí que hi podran accedir.</text:p>
        </text:list-item>
        <text:list-item>
          <text:p text:style-name="P35"><text:span text:style-name="T8">Fi. </text:span>Indica la data de finalització del curs. Quan el curs hagi finalitzat, els estudiants no podran accedir-hi.</text:p>
        </text:list-item>
      </text:list>
      <text:p text:style-name="P36"/>
      <text:p text:style-name="P36"/>
      <text:p text:style-name="P37">Fent clic al botó <text:span text:style-name="T2">Guardar</text:span><text:span text:style-name="T3"> es guardaran les dades i es publicarà l'activitat com un curs SCORM per ser visualitzat.</text:span></text:p>
      <text:p text:style-name="P37"/>
      <text:p text:style-name="P37"/>
      <text:p text:style-name="P38"><text:span text:style-name="T8">Compte.</text:span> Aquest mòdul no generarà paquets de cursos SCORM. Només permetrà integrar paquets SCORM existents.</text:p>
      <text:p text:style-name="P39"/>
      <text:list text:style-name="L1" text:continue-numbering="true">
        <text:list-item>
          <text:list text:continue-numbering="true">
            <text:list-item>
              <text:list text:continue-numbering="true">
                <text:list-item>
                  <text:h text:style-name="P26" text:outline-level="3">Eliminació de cursos</text:h>
                </text:list-item>
              </text:list>
            </text:list-item>
          </text:list>
        </text:list-item>
      </text:list>
      <text:p text:style-name="P17"/>
      <text:p text:style-name="P17">Aquesta tasca permetrà esborrar els cursos i despublicar-los de la plataforma. </text:p>
      <text:p text:style-name="P17">Cal tenir en compte que a l'eliminar un curs de la plataforma, també s'esborraran els seguiments i les puntuacions dels estudiants amb el contingut d'aquell curs.</text:p>
      <text:p text:style-name="P17"/>
      <text:p text:style-name="P17"/>
      <text:p text:style-name="P17"/>
      <text:list text:style-name="L1" text:continue-numbering="true">
        <text:list-item>
          <text:list text:continue-numbering="true">
            <text:list-item>
              <text:list text:continue-numbering="true">
                <text:list-item>
                  <text:h text:style-name="P26" text:outline-level="3">Edició de cursos</text:h>
                </text:list-item>
              </text:list>
            </text:list-item>
          </text:list>
        </text:list-item>
      </text:list>
      <text:p text:style-name="P22"/>
      <text:p text:style-name="P22">En l'edició d'un curs publicat en la plataforma es mostrarà un formulari exactament igual que en l'edició d'un nou curs de la tasca <text:span text:style-name="T2">Integració de cursos</text:span><text:span text:style-name="T3">.</text:span><text:span text:style-name="T2"> </text:span></text:p>
      <text:p text:style-name="P22"/>
      <text:p text:style-name="P22">El formulari permetrà consultar i modificar la informació i el mecanisme de funcionament del curs. Les dades a modificar seran:</text:p>
      <text:p text:style-name="P30"/>
      <text:list text:style-name="RTF_5f_Num_20_2" text:continue-numbering="true">
        <text:list-item>
          <text:p text:style-name="P31"><text:span text:style-name="T4">• </text:span><text:span text:style-name="T5">Identificador. </text:span><text:span text:style-name="T4">Identificador únic del paquet del curs. </text:span><text:span text:style-name="T6">Informació no modificable en cap cas.</text:span></text:p>
        </text:list-item>
        <text:list-item>
          <text:p text:style-name="P31"><text:span text:style-name="T7">• </text:span><text:span text:style-name="T5">Títol. </text:span><text:span text:style-name="T7">Indica el nom del curs.</text:span></text:p>
        </text:list-item>
        <text:list-item>
          <text:p text:style-name="P32">• <text:span text:style-name="T8">Descripció.</text:span> Descripció textual del contingut del curs.</text:p>
        </text:list-item>
        <text:list-item>
          <text:p text:style-name="P32">• <text:span text:style-name="T8">Versió. </text:span>Descriu la versió de l'última edició. <text:span text:style-name="T2">Informació no modificable.</text:span></text:p>
        </text:list-item>
        <text:list-item>
          <text:p text:style-name="P31"><text:span text:style-name="T7">• </text:span><text:span text:style-name="T5">Duració. </text:span><text:span text:style-name="T7">Indica la duració de l'aprenentatge del curs. </text:span></text:p>
        </text:list-item>
        <text:list-item>
          <text:p text:style-name="P31"><text:span text:style-name="T7">• </text:span><text:span text:style-name="T5">Requeriments. </text:span><text:span text:style-name="T7">Indica els requeriments necessaris per a executar el curs. <text:s/></text:span></text:p>
        </text:list-item>
        <text:list-item>
          <text:p text:style-name="P31"><text:span text:style-name="T7">• </text:span><text:span text:style-name="T5">Dirigit a. </text:span><text:span text:style-name="T7">Indica el col·lectiu de persones al qual va dirigit el curs. </text:span></text:p>
        </text:list-item>
        <text:list-item>
          <text:p text:style-name="P31"><text:span text:style-name="T7">• </text:span><text:span text:style-name="T5">Entorn educatiu. </text:span><text:span text:style-name="T7">Indica el tipus d'institució que va dirigit el curs. </text:span><text:span text:style-name="T6">Informació no modificable.</text:span></text:p>
        </text:list-item>
        <text:list-item>
          <text:p text:style-name="P31"><text:span text:style-name="T7">• </text:span><text:span text:style-name="T5">Autor/s. </text:span><text:span text:style-name="T7">Informa dels autors del curs.</text:span></text:p>
        </text:list-item>
        <text:list-item>
          <text:p text:style-name="P31"><text:span text:style-name="T7">• </text:span><text:span text:style-name="T5">Copyright. </text:span><text:span text:style-name="T7">Descriu el copyright o altres restriccions del curs. </text:span><text:span text:style-name="T6">Informació no modificable.</text:span></text:p>
        </text:list-item>
        <text:list-item>
          <text:p text:style-name="P32">• <text:span text:style-name="T8">Opcions. </text:span>Indica una sèrie d’opcions internes d’execució del curs. </text:p>
        </text:list-item>
      </text:list>
      <text:list text:style-name="L5">
        <text:list-item text:start-value="1">
          <text:p text:style-name="P33"><text:span text:style-name="T10">Seqüenciament.</text:span><text:span text:style-name="T11"> Activa o desactiva el mecanisme de seqüenciament</text:span><text:span text:style-name="T12"> propi del curs SCORM. En el cas que el curs no implementi cap tipus de seqüenciament i s'activi tal opció, el mòdul realitzarà un seqüenciament lineal del curs. </text:span></text:p>
        </text:list-item>
        <text:list-item>
          <text:p text:style-name="P34">Seguiment. <text:span text:style-name="T13">Activa o desactiva el seguiment del curs. En el cas que estigués activada i es desactivés, el seguiment de les interaccions dels estudiants amb els continguts d'aprenentatge s'eliminarà.</text:span></text:p>
        </text:list-item>
        <text:list-item>
          <text:p text:style-name="P35"><text:span text:style-name="T8">Organitzacions.</text:span> Mostra les múltiples organitzacions disponibles per al curs <text:s/>i indica les que s'estan mostrant actualment als estudiants. Permet desseleccionar-les perquè no es mostrin o seleccionar-les perquè es mostrin als usuaris. Sempre ha d'haver una organització seleccionada per ser publicada, almenys una. En el cas que es despubliqui una organització, el seguiment dels estudiants en aquesta es mantindrà. </text:p>
        </text:list-item>
        <text:list-item>
          <text:p text:style-name="P35"><text:span text:style-name="T8">Inici. </text:span>Indica la data d’inici del curs. Si el curs ja s'hagués iniciat, no es podrà modificar tal informació.</text:p>
        </text:list-item>
        <text:list-item>
          <text:p text:style-name="P35"><text:span text:style-name="T8">Fi. </text:span>Indica la data de finalització del curs.</text:p>
        </text:list-item>
      </text:list>
      <text:p text:style-name="P37"/>
      <text:p text:style-name="P37"/>
      <text:p text:style-name="P37">Si es volgués modificar l'estructura i/o els continguts (recursos) del curs publicat i/o el mecanisme de seqüenciament pròpiament SCORM, però mantenint el seguiment dels estudiants, es podrà editar el curs SCORM amb un editor extern i importar-lo de nou a la plataforma. Per a<text:span text:style-name="T1"> tal finalitat</text:span> es disposarà d'un camp opcional en el formulari <text:span text:style-name="T1">el qual</text:span> ens permetrà indicar el paquet SCORM actualitzat i importar-lo de nou. </text:p>
      <text:p text:style-name="P37">Cal tenir en compte que el curs editat que es vulgui importar a la plataforma per substituir el curs actual haurà de ser el mateix curs.</text:p>
      <text:p text:style-name="P37"/>
      <text:p text:style-name="P37"/>
      <text:p text:style-name="P37">Fent clic al botó <text:span text:style-name="T2">Guardar</text:span><text:span text:style-name="T3"> es guardaran les dades i s'actualitzarà el curs SCORM.</text:span></text:p>
      <text:p text:style-name="P39"/>
      <text:list text:style-name="L1" text:continue-numbering="true">
        <text:list-item>
          <text:list text:continue-numbering="true">
            <text:list-item>
              <text:list text:continue-numbering="true">
                <text:list-item>
                  <text:h text:style-name="P26" text:outline-level="3">Seguiment dels estudiants en els cursos</text:h>
                </text:list-item>
              </text:list>
            </text:list-item>
          </text:list>
        </text:list-item>
      </text:list>
      <text:p text:style-name="P40"/>
      <text:p text:style-name="P38">La tasca en qüestió permetrà consultar en detall el seguiment de les interaccions dels alumnes pels continguts d'aprenentatge per poder avaluar el seu progrés i rendiment en els cursos SCORM.</text:p>
      <text:p text:style-name="P38"/>
      <text:p text:style-name="P38">En la primera pantalla es mostrarà el llistat dels alumnes registrats al curs en una taula seguint el format de camps: </text:p>
      <text:p text:style-name="P30"/>
      <text:list text:style-name="RTF_5f_Num_20_2" text:continue-numbering="true">
        <text:list-item>
          <text:p text:style-name="P31"><text:span text:style-name="T4">• </text:span><text:span text:style-name="T5">Nom. </text:span><text:span text:style-name="T4">Nom i primer cognom de l'estudiant</text:span><text:span text:style-name="T6">.</text:span></text:p>
        </text:list-item>
        <text:list-item>
          <text:p text:style-name="P31"><text:span text:style-name="T7">• </text:span><text:span text:style-name="T5">Login. </text:span><text:span text:style-name="T7">Número d'expedient o login identificador de l'estudiant.</text:span></text:p>
        </text:list-item>
        <text:list-item>
          <text:p text:style-name="P32">• <text:span text:style-name="T8">Última visita.</text:span> Indica el títol, l'hora i la data de l'últim objecte de contingut visitat per l'estudiant.</text:p>
        </text:list-item>
        <text:list-item>
          <text:p text:style-name="P41"><text:span text:style-name="T15">• </text:span><text:span text:style-name="T16">Visites. </text:span><text:span text:style-name="T15">Nombre total de vegades que s'ha accedit al curs.</text:span></text:p>
        </text:list-item>
        <text:list-item>
          <text:p text:style-name="P42"><text:span text:style-name="T17">• </text:span><text:span text:style-name="T18">Organitzacions. </text:span><text:span text:style-name="T17">Mostra els títols de les organitzacions disponibles en el curs. Fent clic sobre els títols ens permetrà accedir a informació més detallada del seguiment de l'estudiant en l'estructura de l'organització seleccionada. </text:span></text:p>
        </text:list-item>
        <text:list-item>
          <text:p text:style-name="P42"><text:span text:style-name="T17">• </text:span><text:span text:style-name="T18">Completat. </text:span><text:span text:style-name="T17">Percentatge completat de les organitzacions del curs mitjançant els recursos avaluables del tipus SCO. </text:span></text:p>
        </text:list-item>
      </text:list>
      <text:p text:style-name="P43"/>
      <text:p text:style-name="P43"/>
      <text:p text:style-name="P43">Seleccionant el seguiment de l'estudiant en l'organització que es vol consultar es mostrarà una nova pantalla amb una taula que contindrà informació detallada del seguiment de l'estudiant en cadascun dels ítems que formen l'organització. Les dades a mostrar a nivell d'ítem seran:</text:p>
      <text:p text:style-name="P30"/>
      <text:list text:style-name="RTF_5f_Num_20_2" text:continue-numbering="true">
        <text:list-item>
          <text:p text:style-name="P31"><text:span text:style-name="T4">• </text:span><text:span text:style-name="T5">Contingut. </text:span><text:span text:style-name="T4">Títol de l'ítem del contingut</text:span><text:span text:style-name="T6">.</text:span></text:p>
        </text:list-item>
        <text:list-item>
          <text:p text:style-name="P31"><text:span text:style-name="T7">• </text:span><text:span text:style-name="T5">Avaluable. </text:span><text:span text:style-name="T7">Indica si l'ítem és “avaluable” o no. Un ítem no serà avaluable en el cas que no referenciï un recurs o quan en referenciï un però del tipus Asset. Es considerarà avaluable en el cas que referenciï un recurs del tipus SCO. </text:span></text:p>
        </text:list-item>
        <text:list-item>
          <text:p text:style-name="P32">• <text:span text:style-name="T8">Visites. </text:span>Nombre de vegades que s'ha visitat el recurs. <text:span text:style-name="T2">Només es mostrarà en el cas de ser un ítem “avaluable”.</text:span></text:p>
        </text:list-item>
        <text:list-item>
          <text:p text:style-name="P44"><text:span text:style-name="T19">• </text:span><text:span text:style-name="T20">Primera visita. </text:span><text:span text:style-name="T19">Indica l'hora i la data de la primera vegada que l'estudiant va visitar el contingut d'aprenentatge. </text:span><text:span text:style-name="T21">Només es mostrarà si és un ítem “avaluable”.</text:span></text:p>
        </text:list-item>
        <text:list-item>
          <text:p text:style-name="P45">• <text:span text:style-name="T8">Última visita. </text:span>Indica hora, data i duració de l'última vegada que es va accedir al contingut d'aprenentatge. <text:span text:style-name="T2">Només es mostrarà si és un contingut avaluable.</text:span></text:p>
        </text:list-item>
        <text:list-item>
          <text:p text:style-name="P42"><text:span text:style-name="T17">• </text:span><text:span text:style-name="T18">Temps acumulat. </text:span><text:span text:style-name="T17">Temps total de la duració de les visites de l'estudiant. </text:span><text:span text:style-name="T22">Només es mostrarà en el cas de ser un ítem “avaluable”.</text:span></text:p>
        </text:list-item>
        <text:list-item>
          <text:p text:style-name="P32">• <text:span text:style-name="T8">Estat. </text:span>Indica si s'ha completat el contingut o no. Els valors possibles d'aquest camp són: completat, incomplet, no accedit i desconegut. <text:span text:style-name="T2">Només es mostrarà en el cas de ser un contingut avaluable.</text:span></text:p>
        </text:list-item>
        <text:list-item>
          <text:p text:style-name="P44"><text:span text:style-name="T19">• </text:span><text:span text:style-name="T20">Èxit. </text:span><text:span text:style-name="T19">Indica si s'ha finalitzat amb èxit el contingut d'aprenentatge. Els valors possibles són: passat, fallat i desconegut. </text:span><text:span text:style-name="T21">Només es mostrarà si és un ítem “avaluable”.</text:span></text:p>
        </text:list-item>
        <text:list-item>
          <text:p text:style-name="P45">• <text:span text:style-name="T8">Qualificació. </text:span>Puntuació de l'estudiant obtinguda en el contingut. <text:span text:style-name="T2">Només es mostrarà si és un ítem “avaluable” i conté puntuacions.</text:span></text:p>
        </text:list-item>
        <text:list-item>
          <text:p text:style-name="P42"><text:span text:style-name="T17">• </text:span><text:span text:style-name="T18">Objectius. </text:span><text:span text:style-name="T17">Llista dels noms dels identificadors dels objectius proposats en el contingut. Fent clic sobre els identificadors es mostrarà informació més detallada de l'objectiu seleccionat. </text:span><text:span text:style-name="T22">Es mostrarà si és un contingut avaluable i sí conté objectius.</text:span></text:p>
        </text:list-item>
        <text:list-item>
          <text:p text:style-name="P46"/>
        </text:list-item>
        <text:list-item>
          <text:p text:style-name="P45"><text:s/></text:p>
        </text:list-item>
      </text:list>
      <text:p text:style-name="P43">Totes aquestes dades es mostraran, o no, depenent de com estiguin desenvolupats els objectes de contingut compartibles (SCO's) pels desenvolupadors de continguts dels cursos SCORM.</text:p>
      <text:p text:style-name="P43"/>
      <text:p text:style-name="P43"/>
      <text:p text:style-name="P43">Seleccionant l'objectiu que es vol consultar es mostrarà una taula que contindrà informació detallada de l'estat de l'objectiu realitzat per l'estudiant. Les dades que es presentaran seran:</text:p>
      <text:p text:style-name="P30"/>
      <text:list text:style-name="RTF_5f_Num_20_2" text:continue-numbering="true">
        <text:list-item>
          <text:p text:style-name="P31"><text:span text:style-name="T4">• </text:span><text:span text:style-name="T5">Objectiu. </text:span><text:span text:style-name="T4">Nom </text:span><text:span text:style-name="T23">de l'identificador</text:span><text:span text:style-name="T4"> de l'objectiu</text:span><text:span text:style-name="T6">.</text:span></text:p>
        </text:list-item>
        <text:list-item>
          <text:p text:style-name="P32">• <text:span text:style-name="T8">Completat. </text:span>Indica si s'ha completat l'objectiu. Els valors possibles són: completat, incomplet, no accedit i desconegut.</text:p>
        </text:list-item>
        <text:list-item>
          <text:p text:style-name="P44"><text:span text:style-name="T21">•</text:span><text:span text:style-name="T19"> </text:span><text:span text:style-name="T20">Èxit. </text:span><text:span text:style-name="T19">Indica si s'ha finalitzat amb èxit el contingut d'aprenentatge. Els valors possibles són: passat, fallat i desconegut.</text:span></text:p>
        </text:list-item>
        <text:list-item>
          <text:p text:style-name="P45">• <text:span text:style-name="T8">Qualificació. </text:span>Puntuació de l'estudiant obtinguda en l'objectiu. <text:span text:style-name="T2">Només es mostrarà si és un ítem “avaluable” i conté puntuacions.</text:span></text:p>
        </text:list-item>
        <text:list-item>
          <text:p text:style-name="P42"><text:span text:style-name="T17">• </text:span><text:span text:style-name="T18">Descripció. </text:span><text:span text:style-name="T17">Descripció de l'objectiu</text:span><text:span text:style-name="T22">.</text:span></text:p>
        </text:list-item>
      </text:list>
      <text:p text:style-name="P47"/>
      <text:list text:style-name="L1" text:continue-numbering="true">
        <text:list-item>
          <text:list text:continue-numbering="true">
            <text:list-item>
              <text:list text:continue-numbering="true">
                <text:list-item>
                  <text:h text:style-name="P26" text:outline-level="3">Presentació del contingut dels cursos</text:h>
                </text:list-item>
              </text:list>
            </text:list-item>
          </text:list>
        </text:list-item>
      </text:list>
      <text:p text:style-name="P22"/>
      <text:p text:style-name="P22">La tasca ens permetrà presentar el contingut dels paquets SCORM per pantalla i navegar pel material d'aprenentatge. En el cas del professor li servirà per comprovar la presentació del curs un cop publicada a la plataforma.</text:p>
      <text:p text:style-name="P22"/>
      <text:p text:style-name="P22">A l'accedir en la presentació d'un curs publicat, es mostrarà la pantalla inicial amb les dades següents:</text:p>
      <text:p text:style-name="P22"/>
      <text:list text:style-name="RTF_5f_Num_20_2" text:continue-numbering="true">
        <text:list-item>
          <text:p text:style-name="P31"><text:span text:style-name="T7">• </text:span><text:span text:style-name="T5">Títol. </text:span><text:span text:style-name="T7">El nom del títol del curs.</text:span></text:p>
        </text:list-item>
        <text:list-item>
          <text:p text:style-name="P32">• <text:span text:style-name="T8">Descripció.</text:span> Descripció textual del contingut del curs.</text:p>
        </text:list-item>
        <text:list-item>
          <text:p text:style-name="P31"><text:span text:style-name="T7">• </text:span><text:span text:style-name="T5">Duració. </text:span><text:span text:style-name="T7">Duració aproximada de l'aprenentatge del curs. </text:span></text:p>
        </text:list-item>
        <text:list-item>
          <text:p text:style-name="P31"><text:span text:style-name="T7">• </text:span><text:span text:style-name="T5">Requeriments. </text:span><text:span text:style-name="T7">Requeriments necessaris per a executar el curs. <text:s/></text:span></text:p>
        </text:list-item>
        <text:list-item>
          <text:p text:style-name="P31"><text:span text:style-name="T7">• </text:span><text:span text:style-name="T5">Inici. </text:span><text:span text:style-name="T7">Hora i data d'inici del curs. </text:span></text:p>
        </text:list-item>
        <text:list-item>
          <text:p text:style-name="P31"><text:span text:style-name="T7">• </text:span><text:span text:style-name="T5">Fi. </text:span><text:span text:style-name="T7">Hora i data de finalització del curs. <text:s/></text:span></text:p>
        </text:list-item>
        <text:list-item>
          <text:p text:style-name="P32">• <text:span text:style-name="T8">Organitzacions. </text:span>Indica les múltiples organitzacions del curs i permet seleccionar-ne una per realitzar la presentació del contingut de l'organització. <text:s/></text:p>
        </text:list-item>
        <text:list-item>
          <text:p text:style-name="P42"><text:span text:style-name="T17">• </text:span><text:span text:style-name="T18">Completat. </text:span><text:span text:style-name="T17">Percentatge completat de cadascuna de les organitzacions del curs a partir dels recursos avaluables del tipus SCO. </text:span></text:p>
        </text:list-item>
      </text:list>
      <text:p text:style-name="P48"/>
      <text:p text:style-name="P37"/>
      <text:p text:style-name="P37">Fent clic al botó <text:span text:style-name="T2">Accedir al curs SCORM</text:span><text:span text:style-name="T3"> s'accedirà al contingut de l'organització del curs SCORM seleccionat. </text:span></text:p>
      <text:p text:style-name="P49"/>
      <text:p text:style-name="P49">Quan s'accedeixi al contingut, es mostrarà una nova pantalla amb els elements següents:</text:p>
      <text:p text:style-name="P49"/>
      <text:list text:style-name="RTF_5f_Num_20_2" text:continue-numbering="true">
        <text:list-item>
          <text:p text:style-name="P31"><text:span text:style-name="T7">• </text:span><text:span text:style-name="T5">Navegació. </text:span><text:span text:style-name="T7">Elements interactius que permeten navegar pel contingut.</text:span></text:p>
        </text:list-item>
      </text:list>
      <text:list text:style-name="L5">
        <text:list-item text:start-value="1">
          <text:p text:style-name="P33"><text:span text:style-name="T10">Estructura jeràrquica del curs.</text:span><text:span text:style-name="T11"> Arbre de navegació que mostra l'estructura de l'organització del curs i que permet</text:span><text:span text:style-name="T12"> escollir els</text:span><text:span text:style-name="T11"> recursos a llançar per pantalla.</text:span></text:p>
        </text:list-item>
        <text:list-item>
          <text:p text:style-name="P34">Botó <text:span text:style-name="T2">avançar.</text:span> <text:span text:style-name="T13">Llança per pantalla el pròxim recurs que pertoqui mostrar.</text:span></text:p>
        </text:list-item>
        <text:list-item>
          <text:p text:style-name="P35"><text:span text:style-name="T8">Botó </text:span><text:span text:style-name="T24">retrocedir</text:span><text:span text:style-name="T8">.</text:span> Mostra els recursos ja visitats.</text:p>
        </text:list-item>
        <text:list-item>
          <text:p text:style-name="P34">Botó <text:span text:style-name="T2">suspendre.</text:span> <text:span text:style-name="T13">Suspèn la presentació de l'objecte d'aprenentatge que s'estava mostrant i permet surtir del curs.</text:span></text:p>
        </text:list-item>
        <text:list-item>
          <text:p text:style-name="P35"><text:span text:style-name="T8">Botó </text:span><text:span text:style-name="T24">sortir</text:span><text:span text:style-name="T8">.</text:span> Surt de la presentació del curs.</text:p>
        </text:list-item>
      </text:list>
      <text:p text:style-name="P50"/>
      <text:p text:style-name="P51">Cal tenir en compte que la navegació de l'usuari per les activitats dependrà del mecanisme de seqüenciament i de navegació SCORM.</text:p>
      <text:list text:style-name="RTF_5f_Num_20_2" text:continue-numbering="true">
        <text:list-item>
          <text:p text:style-name="P32"/>
        </text:list-item>
        <text:list-item>
          <text:p text:style-name="P32">• <text:span text:style-name="T8">Missatgeria.</text:span> </text:p>
        </text:list-item>
      </text:list>
      <text:list text:style-name="L5">
        <text:list-item text:start-value="1">
          <text:p text:style-name="P33"><text:span text:style-name="T10">Botó </text:span><text:span text:style-name="T25">enviar comentari</text:span><text:span text:style-name="T10">.</text:span><text:span text:style-name="T11"> Eina per enviar comentaris generals a tots els estudiants mitjançant els SCO's. </text:span><text:span text:style-name="T26">Més informació detallada en la descripció de la tasca de gestió de missatgeria.</text:span></text:p>
        </text:list-item>
      </text:list>
      <text:list text:style-name="RTF_5f_Num_20_2" text:continue-numbering="true">
        <text:list-item>
          <text:p text:style-name="P52"/>
        </text:list-item>
        <text:list-item>
          <text:p text:style-name="P32">• <text:span text:style-name="T8">Preferències usuari. </text:span>Elements interactius que faciliten l'accessibilitat al contingut del curs. </text:p>
        </text:list-item>
      </text:list>
      <text:list text:style-name="L5">
        <text:list-item text:start-value="1">
          <text:p text:style-name="P33"><text:span text:style-name="T10">Botó </text:span><text:span text:style-name="T25">augmentar text</text:span><text:span text:style-name="T10">.</text:span><text:span text:style-name="T11"> Incrementa el tamany de les lletres de l'espai de presentació.</text:span></text:p>
        </text:list-item>
        <text:list-item>
          <text:p text:style-name="P34">Botó <text:span text:style-name="T2">disminuir text.</text:span> <text:span text:style-name="T14">Decrementa</text:span><text:span text:style-name="T13"> el tamany de les lletres de l'espai de presentació.</text:span></text:p>
        </text:list-item>
        <text:list-item>
          <text:p text:style-name="P35"><text:span text:style-name="T8">Botó </text:span><text:span text:style-name="T24">ocultar/mostrar estructura</text:span><text:span text:style-name="T8">.</text:span> Mostra o oculta l'estructura jeràrquica dels objectes d'aprenentatge de l'organització. En decriment de l'espai de l'estructura dels ítems, s'obté més espai de pantalla per mostrar els objectes d'aprenentatge.</text:p>
        </text:list-item>
        <text:list-item>
          <text:p text:style-name="P34">Botó <text:span text:style-name="T2">maximitzar/restaurar</text:span>. <text:span text:style-name="T13">Redimensiona l'espai de presentació.</text:span></text:p>
        </text:list-item>
      </text:list>
      <text:list text:style-name="RTF_5f_Num_20_2" text:continue-numbering="true">
        <text:list-item>
          <text:p text:style-name="P32"/>
        </text:list-item>
        <text:list-item>
          <text:p text:style-name="P32">• <text:span text:style-name="T8">Impressió.</text:span> </text:p>
        </text:list-item>
      </text:list>
      <text:list text:style-name="L5">
        <text:list-item text:start-value="1">
          <text:p text:style-name="P33"><text:span text:style-name="T10">Botó </text:span><text:span text:style-name="T25">imprimir contingut</text:span><text:span text:style-name="T10">.</text:span><text:span text:style-name="T11"> Imprimeix el contingut que es mostri per pantalla.</text:span></text:p>
        </text:list-item>
      </text:list>
      <text:p text:style-name="P48"/>
      <text:list text:style-name="RTF_5f_Num_20_2" text:continue-numbering="true">
        <text:list-item>
          <text:p text:style-name="P31"><text:span text:style-name="T7">• </text:span><text:span text:style-name="T5">Informació. </text:span><text:span text:style-name="T7">Elements informatius que aporten dades referents al curs o al contingut que es mostra.</text:span></text:p>
        </text:list-item>
      </text:list>
      <text:list text:style-name="L5">
        <text:list-item text:start-value="1">
          <text:p text:style-name="P33"><text:span text:style-name="T10">Estructura jeràrquica del curs.</text:span><text:span text:style-name="T11"> A més de mostrar l'estructura del curs en format d'arbre, també informa si els ítems que es mostren en l'estructura s'han completat, o no, mitjançant l'ús d'icones.</text:span></text:p>
        </text:list-item>
        <text:list-item>
          <text:p text:style-name="P34">Títol de l'organització<text:span text:style-name="T2">.</text:span> <text:span text:style-name="T13">Nom del títol de l'organització del curs que es presenta.</text:span></text:p>
        </text:list-item>
        <text:list-item>
          <text:p text:style-name="P34">Botó <text:span text:style-name="T2">ajuda.</text:span> <text:span text:style-name="T13">Mostra l'ajuda en pantalla del funcionament dels elements de la interfície.</text:span></text:p>
        </text:list-item>
      </text:list>
      <text:list text:style-name="RTF_5f_Num_20_2" text:continue-numbering="true">
        <text:list-item>
          <text:p text:style-name="P32"/>
        </text:list-item>
        <text:list-item>
          <text:p text:style-name="P32">• <text:span text:style-name="T8">Contingut. </text:span>La zona de la pantalla on es llancen els recursos per ser mostrats als usuaris.</text:p>
        </text:list-item>
        <text:list-item>
          <text:p text:style-name="P32"/>
        </text:list-item>
      </text:list>
      <text:p text:style-name="P49"/>
      <text:p text:style-name="P49">Als professors i administradors no se'ls emmagatzemarà el seguiment a la plataforma ja que accediran a les presentacions dels cursos en mode previsualització (explorar).</text:p>
      <text:list text:style-name="WW8Num24">
        <text:list-header>
          <text:p text:style-name="P53"/>
        </text:list-header>
      </text:list>
      <text:list text:style-name="L1" text:continue-numbering="true">
        <text:list-item>
          <text:list text:continue-numbering="true">
            <text:list-item>
              <text:list text:continue-numbering="true">
                <text:list-item>
                  <text:h text:style-name="P26" text:outline-level="3">Gestió de missatgeria</text:h>
                </text:list-item>
              </text:list>
            </text:list-item>
          </text:list>
        </text:list-item>
      </text:list>
      <text:p text:style-name="P40"/>
      <text:p text:style-name="P38">Aquesta tasca permetrà llegir els missatges (comentaris, suggeriments i preguntes) dels estudiants enviats mitjançant els objectes de contingut compartibles (SCO's), i enviar comentaris i annotacions, per ser llegits per a tots els estudiants respecte a un determinat SCO, i respostes a les preguntes dels estudiants.</text:p>
      <text:p text:style-name="P54"/>
      <text:p text:style-name="P54">En el cas de voler enviar un comentari o un suggeriment d'interès general a tots els estudiants d'un SCO, s'haurà d'accedir a la pantalla de la tasca <text:span text:style-name="T2">Presentació del curs</text:span><text:span text:style-name="T3">, accedir al recurs i fer clic en el botó </text:span><text:span text:style-name="T2">Enviar comentaris</text:span><text:span text:style-name="T3">. A continuació es mostrarà una pantalla amb un formulari que contindrà </text:span><text:span text:style-name="T27">una àrea</text:span><text:span text:style-name="T3"> de text per escriure el missatge i el botó </text:span><text:span text:style-name="T2">Enviar</text:span><text:span text:style-name="T3"> per enviar-lo a tots els estudiants perquè el puguin consutar quan accedeixin al recurs. </text:span></text:p>
      <text:p text:style-name="P55">Si es vol editar el missatge enviat, només s'haurà de tornar a accedir de nou al SCO del curs, a partir de la pantalla de presentació, i fer clic en el botó <text:span text:style-name="T2">Enviar comentaris</text:span> perquè es mostri el formulari amb el missatge, realitzar<text:span text:style-name="T1"> les modificacions oportunes al text</text:span>, i enviar-lo de nou mitjançant el botó <text:span text:style-name="T2">Enviar</text:span>.</text:p>
      <text:p text:style-name="P55"><text:s text:c="2"/></text:p>
      <text:p text:style-name="P54">Quan un estudiant enviï una pregunta o un comentari al professor, el professor podrà consultar el missatge i respondre'l mitjançant la pantalla de la tasca <text:span text:style-name="T2">Seguiment dels estudiants</text:span><text:span text:style-name="T3">. A l'accedir a la primera pantalla del seguiment dels estudiants d'un curs, on apareix el llistat dels estudiants registrats al curs, si es dóna el cas que un estudiant hagi enviat un missatge, </text:span><text:span text:style-name="T27">es mostrarà una icona amb la imatge d'un sobre de correu al costat del títol de l'organització que pertanyi el recurs en que s'hagi enviat el missatge per avisar al professor visualment de que disposa d'un nou missatge d'un estudiant per ser llegit</text:span><text:span text:style-name="T3">. Fent clic a la icona s'accedirà a la segona pantalla del seguiment, la qual ens mostrarà la </text:span><text:span text:style-name="T28">informació detallada del seguiment de l'estudiant en cadascun dels ítems que formen l'organització, on s'indicarà, mitjançant l'ús de la icona del sobre de correu, l'ítem que referenciï un recurs del tipus SCO amb un nou missatge enviat per l'estudiant. Fent clic sobre la icona es mostrarà una nova pantalla en la que apareixerà el llistat dels missatges enviats per l'estudiant ordenats cronològicament indicant també l'hora i la data en que es van enviar. També es mostrarà un camp de text d'un formulari i el botó </text:span><text:span text:style-name="T29">Enviar</text:span><text:span text:style-name="T28"> per si es vol respondre a l'estudiant enviant-li un altre missatge.</text:span></text:p>
      <text:p text:style-name="P54">Cada vegada que s'hagi consultat un missatge, contestant-lo o no, desapareixerà la icona d'avís de nous missatges en les <text:span text:style-name="T1">anteriors</text:span> pantalles del seguiment de l'estudiant.</text:p>
      <text:p text:style-name="P54"/>
      <text:p text:style-name="P54">Cal tenir en compte que aquesta eina de comunicació, entre professor i estudiant, i d'inserció d'informació d'interès per a tots els estudiants només està pensada per <text:s/>ser <text:span text:style-name="T1">usada</text:span> en recursos que permetin seguiment SCORM, és a dir, per a SCO's. Si es dóna el cas que siguin recursos del tipus Asset, el mecanisme de missatgeria no estarà disponible. Només es podran enviar missatges als recursos del tipus SCO.</text:p>
      <text:p text:style-name="P38"/>
      <text:p text:style-name="P38"/>
      <text:list text:style-name="L1" text:continue-numbering="true">
        <text:list-item>
          <text:list text:continue-numbering="true">
            <text:list-item>
              <text:h text:style-name="P25" text:outline-level="2">Visió estudiant</text:h>
            </text:list-item>
          </text:list>
        </text:list-item>
      </text:list>
      <text:p text:style-name="P22"/>
      <text:p text:style-name="P39">En el cas de ser estudiant el sistema li ha de permetre poder realitzar les tasques següents:</text:p>
      <text:p text:style-name="P39"/>
      <text:list text:style-name="L1" text:continue-numbering="true">
        <text:list-item>
          <text:list text:continue-numbering="true">
            <text:list-item>
              <text:list text:continue-numbering="true">
                <text:list-item>
                  <text:h text:style-name="P26" text:outline-level="3">Presentació del contingut dels cursos</text:h>
                </text:list-item>
              </text:list>
            </text:list-item>
          </text:list>
        </text:list-item>
      </text:list>
      <text:p text:style-name="P22"/>
      <text:p text:style-name="P22">Aquesta tasca permetrà a l'usuari consultar el contingut del curs SCORM per pantalla i navegar pel material d'aprenentatge per adquirir els coneixements que fomenti tal contingut.</text:p>
      <text:p text:style-name="P22"/>
      <text:p text:style-name="P22">El funcionament d'aquesta tasca serà semblant a la de <text:span text:style-name="T2">Presentació del contingut dels cursos</text:span><text:span text:style-name="T3"> dels professors i administradors excepte per un parell de coses:</text:span></text:p>
      <text:p text:style-name="P22"/>
      <text:list text:style-name="L4">
        <text:list-item text:start-value="1">
          <text:p text:style-name="P27">Quan l'estudiant accedeixi a la pantalla inicial, a més de mostar-li les dades informatives del curs, de poder seleccionar l'organització a visualitzar i d'accedir a la presentació d'aquest, també disposarà del botó <text:span text:style-name="T2">Preferències</text:span><text:span text:style-name="T3"> per poder configurar, al gust de l'usuari, certs paràmetres a l'hora de mostrar els recursos SCORM. Compte que aquestes preferències són a nivell de SCO, i només les utilitzaran els recursos d'aprenentatge del curs, i no pas a nivell de la plataforma.</text:span></text:p>
          <text:p text:style-name="P56">A l'accedir a la pantalla de preferències de l'usuari al curs, es podran configurar els següents paràmetres:</text:p>
        </text:list-item>
      </text:list>
      <text:p text:style-name="P57"/>
      <text:list text:style-name="L5">
        <text:list-item text:start-value="1">
          <text:p text:style-name="P33"><text:span text:style-name="T10">Volum de l'àudio.</text:span><text:span text:style-name="T11"> Permet seleccionar el volum de l'àudio dels recursos sonors del curs. </text:span></text:p>
        </text:list-item>
        <text:list-item>
          <text:p text:style-name="P34">Idioma<text:span text:style-name="T2">.</text:span> <text:span text:style-name="T13">Indica l'idioma preferent per l'usuari en que se li mostri el contingut del curs. </text:span><text:span text:style-name="T30">Només disponible en el cas que el curs disposi de SCO's amb capacitat multillenguatge.</text:span></text:p>
        </text:list-item>
        <text:list-item>
          <text:p text:style-name="P35"><text:span text:style-name="T8">Velocitat dels continguts.</text:span> Especifica la velocitat de la presentació dels continguts. Un exemple podria ser l'interval de temps entre varies diapositives d'una presentació mostrades per un SCO. <text:span text:style-name="T2">L'ús d'aquesta preferència dependrà de l'SCO.</text:span></text:p>
        </text:list-item>
        <text:list-item>
          <text:p text:style-name="P34">Subtítols<text:span text:style-name="T2">.</text:span> <text:span text:style-name="T13">Permet especificar si s'han de mostrar de text als recursos que disposin d'àudio o no. </text:span><text:span text:style-name="T30">Només disponible si els recursos d'àudio dels SCO's disposen de subtítols.</text:span></text:p>
        </text:list-item>
      </text:list>
      <text:p text:style-name="P58"/>
      <text:list text:style-name="L4">
        <text:list-header>
          <text:p text:style-name="P56">Les preferències d'usuari al contingut SCORM només es tindran en compte si el curs s'hagi desenvolupat pensant en el seu ús ja que és responsabilitat dels SCO's en usar aquestes preferències. </text:p>
          <text:p text:style-name="P56"/>
          <text:p text:style-name="P56">Perquè facin efecte els canvis en els paràmetres de les preferències SCORM de l'usuari, només caldrà fer clic al botó <text:span text:style-name="T2">Guardar.</text:span></text:p>
        </text:list-header>
      </text:list>
      <text:p text:style-name="P58"/>
      <text:list text:style-name="L4">
        <text:list-item text:start-value="1">
          <text:p text:style-name="P27">L'estudiant també disposarà del botó <text:span text:style-name="T2">enviar comentari</text:span><text:span text:style-name="T3"> per enviar comentaris, però disposarà de més funcionalitats que sent professor. En la tasca </text:span><text:span text:style-name="T2">Gestió de missatgeria </text:span><text:span text:style-name="T3">s'explica amb més detall</text:span><text:span text:style-name="T2">. <text:s/></text:span></text:p>
        </text:list-item>
      </text:list>
      <text:list text:style-name="WW8Num24">
        <text:list-header>
          <text:p text:style-name="P53"/>
        </text:list-header>
      </text:list>
      <text:list text:style-name="L1" text:continue-numbering="true">
        <text:list-item>
          <text:list text:continue-numbering="true">
            <text:list-item>
              <text:list text:continue-numbering="true">
                <text:list-item>
                  <text:h text:style-name="P26" text:outline-level="3">Gestió de missatgeria</text:h>
                </text:list-item>
              </text:list>
            </text:list-item>
          </text:list>
        </text:list-item>
      </text:list>
      <text:p text:style-name="P22"/>
      <text:p text:style-name="P38">Aquesta tasca permetrà llegir els missatges (comentaris, suggeriments i respostes) del professor publicats als SCO's, i també possibilitarà enviar comentaris, suggeriments, i preguntes al professor referents als recursos d'aprenentatge.</text:p>
      <text:p text:style-name="P54"/>
      <text:p text:style-name="P54">En el cas de voler enviar un comentari, suggeriment o pregunta al professor, o consultar les respostes, suggeriments i/o comentaris del professor referents als SCO's, s'haurà d'accedir a un<text:span text:style-name="T2"> </text:span><text:span text:style-name="T3">curs SCORM, seleccionar un recurs del tipus SCO, i fer clic en el botó </text:span><text:span text:style-name="T2">Enviar comentaris</text:span><text:span text:style-name="T3">. Després es mostrarà una pantalla amb el llistat de missatges, ordenats cronològicament, enviats pel professor i l'estudiant, i una àrea de text per a que l'estudiant pugui escriure els missatges al professor, i enviar-ho mitjançant el botó </text:span><text:span text:style-name="T2">Enviar</text:span><text:span text:style-name="T3">. </text:span></text:p>
      <text:p text:style-name="P54"/>
      <text:p text:style-name="P54"><text:span text:style-name="T3">Quan l'estudiant accedeixi a un recurs on el professor hagi enviat un missatge, se l'avisarà de que disposa de nous missatges a partir de la icona del botó </text:span><text:span text:style-name="T2">Enviar comentaris</text:span><text:span text:style-name="T3"> la qual parpellejarà en el cas que disposi de nous missatges. Un cop s'hagin consultat els nous missatges, la icona del botó </text:span><text:span text:style-name="T2">Enviar comentaris</text:span><text:span text:style-name="T3"> deixarà de parpellejar.</text:span></text:p>
      <text:p text:style-name="P54"/>
      <text:p text:style-name="P54">Cal tenir en compte que aquesta eina de comunicació entre professor i estudiant i d'inserció d'informació d'interès per a tots els estudiants només està pensada per a ser usada en recursos que permetin seguiment SCORM, és a dir, per a SCO's. Si es dóna el cas que siguin recursos del tipus Asset, el mecanisme de missatgeria no estarà disponible. Només es podran enviar missatges als recursos del tipus SCO.</text:p>
      <text:p text:style-name="P59"/>
      <text:p text:style-name="P59"/>
      <text:list text:style-name="L1" text:continue-numbering="true">
        <text:list-item>
          <text:h text:style-name="P60" text:outline-level="1">Requeriments no funcionals</text:h>
          <text:list>
            <text:list-item>
              <text:h text:style-name="P25" text:outline-level="2">Estàndards i especificacions</text:h>
            </text:list-item>
          </text:list>
        </text:list-item>
      </text:list>
      <text:list text:style-name="L6">
        <text:list-item>
          <text:p text:style-name="P61">SCORM 2004 (Sharable Content Object Reference Model) de ADL.</text:p>
        </text:list-item>
      </text:list>
      <text:list text:style-name="L7">
        <text:list-item>
          <text:p text:style-name="P62">Content Aggregation Model.</text:p>
        </text:list-item>
        <text:list-item>
          <text:p text:style-name="P62">Run-Time Environment.</text:p>
        </text:list-item>
        <text:list-item>
          <text:p text:style-name="P62">Sequencing &amp; Navigation.</text:p>
        </text:list-item>
      </text:list>
      <text:p text:style-name="P17"/>
      <text:list text:style-name="L8">
        <text:list-item>
          <text:p text:style-name="P63">IEEE LTSC LOM (Learning Object Metadata).</text:p>
          <text:p text:style-name="P63"/>
        </text:list-item>
        <text:list-item>
          <text:p text:style-name="P63">XML (eXtensible Markup Language).</text:p>
          <text:p text:style-name="P63"/>
        </text:list-item>
        <text:list-item>
          <text:p text:style-name="P63">IMS CP (Content Packaging) de IMS/Global Learning Consortium.</text:p>
          <text:p text:style-name="P63"/>
        </text:list-item>
        <text:list-item>
          <text:p text:style-name="P63">IMS Simple Sequencing de IMS/Global Learning Consortium.</text:p>
          <text:p text:style-name="P63"/>
        </text:list-item>
        <text:list-item>
          <text:p text:style-name="P63">OSID (Open Service Interface Definitions) de OKI.</text:p>
          <text:p text:style-name="P63"/>
        </text:list-item>
      </text:list>
      <text:list text:style-name="L9">
        <text:list-item>
          <text:p text:style-name="P64">Web Service. </text:p>
        </text:list-item>
        <text:list-item>
          <text:p text:style-name="P65">SOAP, WSDL, etc.</text:p>
        </text:list-item>
      </text:list>
      <text:p text:style-name="P17"/>
      <text:p text:style-name="P17"/>
      <text:list text:style-name="L1" text:continue-numbering="true">
        <text:list-item>
          <text:list text:continue-numbering="true">
            <text:list-item>
              <text:h text:style-name="P25" text:outline-level="2">Tecnologies</text:h>
            </text:list-item>
          </text:list>
        </text:list-item>
      </text:list>
      <text:list text:style-name="L10">
        <text:list-item>
          <text:p text:style-name="P66">Llenguatge i plataforma de programació JAVA/J2EE.</text:p>
          <text:p text:style-name="P66"/>
        </text:list-item>
        <text:list-item>
          <text:p text:style-name="P66">Components, llibreries i tecnologies basades en programari lliure.</text:p>
          <text:p text:style-name="P66"/>
        </text:list-item>
        <text:list-item>
          <text:p text:style-name="P67">Arquitectura basada en el patró <text:span text:style-name="T13">SOA</text:span> (Service Oriented Architecture) en el desenvolupament del subsistema de cara al sistema central.</text:p>
          <text:p text:style-name="P67"/>
        </text:list-item>
        <text:list-item>
          <text:p text:style-name="P67">Arquitectura basada en el patró de desenvolupament MVC (Model-View-Controller).</text:p>
        </text:list-item>
      </text:list>
      <text:p text:style-name="P17"/>
      <text:p text:style-name="P17"/>
      <text:list text:style-name="L1" text:continue-numbering="true">
        <text:list-item>
          <text:list text:continue-numbering="true">
            <text:list-item>
              <text:h text:style-name="P25" text:outline-level="2">Rendiment i/o qualitat del software</text:h>
            </text:list-item>
          </text:list>
        </text:list-item>
      </text:list>
      <text:list text:style-name="L11">
        <text:list-item>
          <text:p text:style-name="P68">Rendiment de l’aplicació i temps de resposta raonables.</text:p>
          <text:p text:style-name="P69"/>
        </text:list-item>
        <text:list-item>
          <text:p text:style-name="P69"><text:span text:style-name="T31">Suport d’un nombre elevat d’usuaris connectats al mateix temps</text:span>.</text:p>
          <text:p text:style-name="P70"/>
        </text:list-item>
        <text:list-item>
          <text:p text:style-name="P70">Accessible per a discapacitats a nivell <text:span text:style-name="T13">WAI AA</text:span> i <text:span text:style-name="T13">Section 508.</text:span></text:p>
          <text:p text:style-name="P71"/>
        </text:list-item>
        <text:list-item>
          <text:p text:style-name="P71">Nivell d’usabilitat elevada.</text:p>
          <text:p text:style-name="P71"/>
        </text:list-item>
        <text:list-item>
          <text:p text:style-name="P72">Fàcil de mantenir, d’ampliar i de modificar en el futur.</text:p>
          <text:p text:style-name="P72"/>
        </text:list-item>
        <text:list-item>
          <text:p text:style-name="P72">Recuperació i fiabilitat davant d’errors.</text:p>
          <text:p text:style-name="P72"/>
        </text:list-item>
        <text:list-item>
          <text:p text:style-name="P73">Integrat en un entorn web.</text:p>
        </text:list-item>
      </text:list>
      <text:p text:style-name="P17"/>
      <text:p text:style-name="P17"/>
      <text:list text:style-name="L1" text:continue-numbering="true">
        <text:list-item>
          <text:list text:continue-numbering="true">
            <text:list-item>
              <text:h text:style-name="P25" text:outline-level="2">Limitacions software i/o hardware</text:h>
              <text:list>
                <text:list-item>
                  <text:h text:style-name="P26" text:outline-level="3">Servidor</text:h>
                </text:list-item>
              </text:list>
            </text:list-item>
          </text:list>
        </text:list-item>
      </text:list>
      <text:p text:style-name="P22"/>
      <text:list text:style-name="L12">
        <text:list-item>
          <text:p text:style-name="P74"><text:span text:style-name="T8">Capacitat d'emmagatzematge, processador, memòria, etc.:</text:span> els mínims requeriments possibles.</text:p>
          <text:p text:style-name="P74"/>
        </text:list-item>
        <text:list-item>
          <text:p text:style-name="P74"><text:span text:style-name="T8">Sistema Operatiu:</text:span> multiplataforma.</text:p>
          <text:p text:style-name="P74"/>
        </text:list-item>
        <text:list-item>
          <text:p text:style-name="P74"><text:span text:style-name="T8">Servidor d'aplicacions:</text:span> Tomcat (Apache Software License) / JBOSS (GPL).</text:p>
          <text:p text:style-name="P74"/>
        </text:list-item>
      </text:list>
      <text:list text:style-name="L13">
        <text:list-item>
          <text:p text:style-name="P75"><text:span text:style-name="T8">Sistema de Gestió de Base de dades:</text:span> MySQL (GPL).</text:p>
          <text:p text:style-name="P75"/>
        </text:list-item>
      </text:list>
      <text:list text:style-name="L1" text:continue-numbering="true">
        <text:list-item>
          <text:list text:continue-numbering="true">
            <text:list-item>
              <text:list text:continue-numbering="true">
                <text:list-item>
                  <text:h text:style-name="P26" text:outline-level="3">Client</text:h>
                </text:list-item>
              </text:list>
            </text:list-item>
          </text:list>
        </text:list-item>
      </text:list>
      <text:p text:style-name="P22"/>
      <text:list text:style-name="L14">
        <text:list-item>
          <text:p text:style-name="P76"><text:span text:style-name="T8">Ús de HD, CPU, RAM, etc.:</text:span> els mínims possibles.</text:p>
          <text:p text:style-name="P76"/>
        </text:list-item>
        <text:list-item>
          <text:p text:style-name="P76"><text:span text:style-name="T8">Sistema Operatiu:</text:span> multiplataforma.</text:p>
          <text:p text:style-name="P76"/>
        </text:list-item>
        <text:list-item>
          <text:p text:style-name="P76"><text:span text:style-name="T8">Servidor d'aplicacions:</text:span> Tomcat (Apache Software License) / JBOSS (GPL).</text:p>
          <text:p text:style-name="P76"/>
        </text:list-item>
      </text:list>
      <text:list text:style-name="L15">
        <text:list-item>
          <text:p text:style-name="P77">Totes les funcionalitats seran operatives des de qualsevol navegador web.</text:p>
          <text:p text:style-name="P78"/>
        </text:list-item>
      </text:list>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MS Mincho1" svg:font-family="'MS Mincho', 'ＭＳ 明朝'" style:font-family-generic="modern"/>
    <style:font-face style:name="NJFIJJ+BookmanOldStyle" svg:font-family="NJFIJJ+BookmanOldStyle, 'Bookman Old Style'" style:font-family-generic="roman"/>
    <style:font-face style:name="Arial1" svg:font-family="Arial, Arial" style:font-family-generic="swiss"/>
    <style:font-face style:name="Courier New1" svg:font-family="'Courier New'" style:font-family-generic="modern" style:font-pitch="fixed"/>
    <style:font-face style:name="Nimbus Sans L" svg:font-family="'Nimbus Sans L', Ari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wiss" style:font-pitch="variable"/>
    <style:font-face style:name="ITC Officina Sans Book" svg:font-family="'ITC Officina Sans Book', 'Arial Narrow'" style:font-family-generic="swiss" style:font-pitch="variable"/>
    <style:font-face style:name="Tahoma" svg:font-family="Tahoma" style:font-family-generic="swiss" style:font-pitch="variable"/>
    <style:font-face style:name="Univers" svg:font-family="Univer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none" style:punctuation-wrap="hanging" style:line-break="strict" style:writing-mode="page"/>
      <style:text-properties fo:color="#000000" style:font-name="NJFIJJ+BookmanOldStyle" fo:font-size="12pt" fo:language="es" fo:country="ES" style:font-name-asian="NJFIJJ+BookmanOldStyle" style:font-size-asian="12pt" style:font-name-complex="NJFIJJ+BookmanOldStyle"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text-properties fo:language="es" fo:country="ES" fo:font-style="italic" style:font-style-asian="italic" style:font-style-complex="italic"/>
    </style:style>
    <style:style style:name="Text_20_body_20_indent" style:display-name="Text body indent" style:family="paragraph" style:parent-style-name="Standard" style:class="text">
      <style:paragraph-properties fo:margin-left="1.501cm" fo:margin-right="0cm" fo:text-indent="-1.501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weight="bold" style:letter-kerning="true"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75cm" fo:margin-right="0cm" fo:text-align="justify" style:justify-single-word="false" fo:orphans="2" fo:widows="2" fo:text-indent="0cm" style:auto-text-indent="false"/>
      <style:text-properties fo:font-size="11pt" fo:language="es" fo:country="ES" style:font-size-asian="11pt"/>
    </style:style>
    <style:style style:name="Header" style:family="paragraph" style:parent-style-name="Standard" style:class="extra">
      <style:paragraph-properties fo:text-align="start" style:justify-single-word="false">
        <style:tab-stops>
          <style:tab-stop style:position="7.5cm" style:type="center"/>
          <style:tab-stop style:position="15cm" style:type="right"/>
        </style:tab-stops>
      </style:paragraph-properties>
      <style:text-properties style:font-name="Times New Roman" fo:language="ca" fo:country="ES"/>
    </style:style>
    <style:style style:name="Footer" style:family="paragraph" style:parent-style-name="Standard" style:class="extra">
      <style:paragraph-properties fo:text-align="start" style:justify-single-word="false">
        <style:tab-stops>
          <style:tab-stop style:position="7.5cm" style:type="center"/>
          <style:tab-stop style:position="15cm" style:type="right"/>
        </style:tab-stops>
      </style:paragraph-properties>
      <style:text-properties style:font-name="Times New Roman" fo:language="ca"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imbus Sans L" style:font-size-complex="12pt" style:font-style-complex="italic"/>
    </style:style>
    <style:style style:name="Text" style:family="paragraph" style:parent-style-name="Caption" style:class="extra"/>
    <style:style style:name="Footnote" style:family="paragraph" style:parent-style-name="Standard" style:class="extra">
      <style:text-properties fo:font-size="9pt" style:font-size-asian="9pt"/>
    </style:style>
    <style:style style:name="Index" style:family="paragraph" style:parent-style-name="Standard" style:class="index">
      <style:paragraph-properties text:number-lines="false" text:line-number="0"/>
      <style:text-properties style:font-name-complex="Nimbus Sans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353cm" fo:margin-right="0cm" fo:margin-top="0.212cm" fo:margin-bottom="0cm" fo:text-align="start" style:justify-single-word="false" fo:text-indent="0cm" style:auto-text-indent="false"/>
      <style:text-properties style:font-name="Times New Roman"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name="Times New Roman"/>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name="Times New Roman"/>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name="Times New Roman"/>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name="Times New Roman"/>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ext-properties style:font-name="Times New Roman"/>
    </style:style>
    <style:style style:name="Contents_20_8" style:display-name="Contents 8" style:family="paragraph" style:parent-style-name="Standard" style:next-style-name="Standard" style:class="index">
      <style:paragraph-properties fo:margin-left="2.469cm" fo:margin-right="0cm" fo:text-align="start" style:justify-single-word="false" fo:text-indent="0cm" style:auto-text-indent="false"/>
      <style:text-properties style:font-name="Times New Roman"/>
    </style:style>
    <style:style style:name="Contents_20_9" style:display-name="Contents 9" style:family="paragraph" style:parent-style-name="Standard" style:next-style-name="Standard" style:class="index">
      <style:paragraph-properties fo:margin-left="2.822cm" fo:margin-right="0cm" fo:text-align="start" style:justify-single-word="false" fo:text-indent="0cm" style:auto-text-indent="false"/>
      <style:text-properties style:font-name="Times New Roman"/>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cm" fo:margin-bottom="0.423cm" fo:text-align="center" style:justify-single-word="false"/>
      <style:text-properties fo:font-size="26pt" fo:font-weight="bold" style:font-size-asian="26pt" style:font-weight-asian="bold"/>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cabezado1" style:family="paragraph" style:parent-style-name="Standard" style:next-style-name="Text_20_body">
      <style:paragraph-properties fo:margin-top="0.423cm" fo:margin-bottom="0.212cm" fo:keep-with-next="always"/>
      <style:text-properties style:font-name="Bitstream Vera Sans" fo:font-size="14pt" style:font-name-asian="Nimbus Sans L" style:font-size-asian="14pt" style:font-name-complex="Nimbus Sans L" style:font-size-complex="14pt"/>
    </style:style>
    <style:style style:name="Texto_20_macro1" style:display-name="Texto macro1" style:family="paragraph">
      <style:paragraph-properties fo:text-align="start" style:justify-single-word="false" fo:orphans="0" fo:widows="0" fo:hyphenation-ladder-count="no-limit" style:text-autospace="ideograph-alpha" style:punctuation-wrap="hanging" style:line-break="stric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Arial" fo:font-size="10pt" fo:language="es" fo:country="ES" style:font-name-asian="Times New Roman" style:font-size-asian="10pt" style:font-name-complex="Times New Roman" style:font-size-complex="10pt" style:language-complex="ar" style:country-complex="SA" fo:hyphenate="false" fo:hyphenation-remain-char-count="2" fo:hyphenation-push-char-count="2"/>
    </style:style>
    <style:style style:name="Epígrafe1" style:family="paragraph" style:parent-style-name="Standard" style:next-style-name="Standard"/>
    <style:style style:name="Sangría_20_2_20_de_20_t._20_independiente1" style:display-name="Sangría 2 de t. independiente1" style:family="paragraph" style:parent-style-name="Standard">
      <style:paragraph-properties fo:margin-left="0.279cm" fo:margin-right="0cm" fo:text-indent="0cm" style:auto-text-indent="false">
        <style:tab-stops>
          <style:tab-stop style:position="0cm"/>
        </style:tab-stops>
      </style:paragraph-properties>
    </style:style>
    <style:style style:name="Texto_20_independiente_20_31" style:display-name="Texto independiente 31" style:family="paragraph" style:parent-style-name="Standard">
      <style:text-properties fo:color="#ff0000" fo:font-style="italic" style:font-style-asian="italic" style:font-style-complex="italic"/>
    </style:style>
    <style:style style:name="Texto_20_independiente_20_21" style:display-name="Texto independiente 21" style:family="paragraph" style:parent-style-name="Standard">
      <style:text-properties fo:color="#ff9900" fo:font-style="italic" style:font-style-asian="italic" style:font-style-complex="italic"/>
    </style:style>
    <style:style style:name="Sangría_20_3_20_de_20_t._20_independiente1" style:display-name="Sangría 3 de t. independiente1" style:family="paragraph" style:parent-style-name="Standard">
      <style:paragraph-properties fo:margin-left="0cm" fo:margin-right="0cm" fo:text-indent="0.501cm" style:auto-text-indent="false"/>
    </style:style>
    <style:style style:name="Mapa_20_del_20_documento1" style:display-name="Mapa del documento1" style:family="paragraph" style:parent-style-name="Standard">
      <style:paragraph-properties fo:text-align="justify" style:justify-single-word="false" fo:orphans="2" fo:widows="2" fo:background-color="#000080">
        <style:background-image/>
      </style:paragraph-properties>
      <style:text-properties style:font-name="Tahoma" fo:font-size="11pt" fo:language="es" fo:country="ES" style:font-size-asian="11pt"/>
    </style:style>
    <style:style style:name="Lista_20_21" style:display-name="Lista 21" style:family="paragraph" style:parent-style-name="Standard">
      <style:paragraph-properties fo:margin-left="1.501cm" fo:margin-right="0cm" fo:text-align="justify" style:justify-single-word="false" fo:orphans="2" fo:widows="2" fo:text-indent="0cm" style:auto-text-indent="false"/>
      <style:text-properties fo:font-size="11pt" fo:language="es" fo:country="ES" style:font-size-asian="11pt"/>
    </style:style>
    <style:style style:name="Lista_20_31" style:display-name="Lista 31" style:family="paragraph" style:parent-style-name="Standard">
      <style:paragraph-properties fo:margin-left="2.251cm" fo:margin-right="0cm" fo:text-align="justify" style:justify-single-word="false" fo:orphans="2" fo:widows="2" fo:text-indent="0cm" style:auto-text-indent="false"/>
      <style:text-properties fo:font-size="11pt" fo:language="es" fo:country="ES" style:font-size-asian="11pt"/>
    </style:style>
    <style:style style:name="Lista_20_41" style:display-name="Lista 41" style:family="paragraph" style:parent-style-name="Standard">
      <style:paragraph-properties fo:margin-left="3cm" fo:margin-right="0cm" fo:text-align="justify" style:justify-single-word="false" fo:orphans="2" fo:widows="2" fo:text-indent="0cm" style:auto-text-indent="false"/>
      <style:text-properties fo:font-size="11pt" fo:language="es" fo:country="ES" style:font-size-asian="11pt"/>
    </style:style>
    <style:style style:name="Lista_20_con_20_viñetas1" style:display-name="Lista con viñetas1" style:family="paragraph" style:parent-style-name="Standard">
      <style:paragraph-properties fo:margin-left="0.75cm" fo:margin-right="0cm" fo:text-align="justify" style:justify-single-word="false" fo:orphans="2" fo:widows="2" fo:text-indent="-0.75cm" style:auto-text-indent="false"/>
      <style:text-properties fo:font-size="11pt" fo:language="es" fo:country="ES" style:font-size-asian="11pt"/>
    </style:style>
    <style:style style:name="Lista_20_con_20_viñetas_20_21" style:display-name="Lista con viñetas 21" style:family="paragraph" style:parent-style-name="Standard">
      <style:paragraph-properties fo:margin-left="1.499cm" fo:margin-right="0cm" fo:text-align="justify" style:justify-single-word="false" fo:orphans="2" fo:widows="2" fo:text-indent="-0.75cm" style:auto-text-indent="false"/>
      <style:text-properties fo:font-size="11pt" fo:language="es" fo:country="ES" style:font-size-asian="11pt"/>
    </style:style>
    <style:style style:name="Lista_20_con_20_viñetas_20_31" style:display-name="Lista con viñetas 31" style:family="paragraph" style:parent-style-name="Standard">
      <style:paragraph-properties fo:margin-left="2.251cm" fo:margin-right="0cm" fo:text-align="justify" style:justify-single-word="false" fo:orphans="2" fo:widows="2" fo:text-indent="-0.75cm" style:auto-text-indent="false"/>
      <style:text-properties fo:font-size="11pt" fo:language="es" fo:country="ES" style:font-size-asian="11pt"/>
    </style:style>
    <style:style style:name="Lista_20_con_20_viñetas_20_41" style:display-name="Lista con viñetas 41" style:family="paragraph" style:parent-style-name="Standard">
      <style:paragraph-properties fo:margin-left="3cm" fo:margin-right="0cm" fo:text-align="justify" style:justify-single-word="false" fo:orphans="2" fo:widows="2" fo:text-indent="-0.75cm" style:auto-text-indent="false"/>
      <style:text-properties fo:font-size="11pt" fo:language="es" fo:country="ES" style:font-size-asian="11pt"/>
    </style:style>
    <style:style style:name="Párra._20_1" style:display-name="Párra. 1" style:family="paragraph" style:parent-style-name="Standard" style:next-style-name="List">
      <style:paragraph-properties fo:margin-left="0.75cm" fo:margin-right="0cm" fo:text-indent="-0.75cm" style:auto-text-indent="false"/>
      <style:text-properties fo:font-style="italic" fo:font-weight="bold" style:font-style-asian="italic" style:font-weight-asian="bold"/>
    </style:style>
    <style:style style:name="Párra._20_2" style:display-name="Párra. 2" style:family="paragraph" style:parent-style-name="Standard" style:next-style-name="Lista_20_21">
      <style:paragraph-properties fo:margin-left="1.499cm" fo:margin-right="0cm" fo:text-indent="-0.75cm" style:auto-text-indent="false"/>
      <style:text-properties fo:font-weight="bold" style:font-weight-asian="bold"/>
    </style:style>
    <style:style style:name="Párra._20_3" style:display-name="Párra. 3" style:family="paragraph" style:parent-style-name="Párra._20_2" style:next-style-name="Lista_20_31">
      <style:paragraph-properties fo:margin-left="2.251cm" fo:margin-right="0cm" fo:text-indent="-0.75cm" style:auto-text-indent="false"/>
      <style:text-properties fo:font-style="italic" fo:font-weight="normal" style:font-style-asian="italic" style:font-weight-asian="normal"/>
    </style:style>
    <style:style style:name="Párra._20_4" style:display-name="Párra. 4" style:family="paragraph" style:parent-style-name="Párra._20_2" style:next-style-name="Lista_20_41">
      <style:paragraph-properties fo:margin-left="3cm" fo:margin-right="0cm" fo:text-indent="-0.75cm" style:auto-text-indent="false"/>
      <style:text-properties fo:font-weight="normal" style:font-weight-asian="normal"/>
    </style:style>
    <style:style style:name="Titulo_20_Documento" style:display-name="Titulo Documento" style:family="paragraph" style:parent-style-name="Standard" style:next-style-name="Standard">
      <style:paragraph-properties fo:margin-top="0cm" fo:margin-bottom="0.212cm" style:line-height-at-least="0.423cm" fo:text-align="start" style:justify-single-word="false"/>
      <style:text-properties style:font-name="ITC Officina Sans Book" fo:font-size="24pt" fo:language="es" fo:country="ES" fo:font-weight="bold" style:font-size-asian="24pt" style:font-weight-asian="bold"/>
    </style:style>
    <style:style style:name="Normal_20_tabla" style:display-name="Normal tabla" style:family="paragraph" style:parent-style-name="Standard">
      <style:paragraph-properties style:line-height-at-least="0.423cm"/>
      <style:text-properties style:font-name="ITC Officina Sans Book" fo:font-size="9pt" fo:language="es" fo:country="ES" style:font-size-asian="9pt"/>
    </style:style>
    <style:style style:name="Encapçalament" style:family="paragraph" style:parent-style-name="Standard" style:next-style-name="Text_20_body">
      <style:paragraph-properties fo:margin-top="0.423cm" fo:margin-bottom="0.212cm" fo:text-align="start" style:justify-single-word="false" fo:hyphenation-ladder-count="no-limit" fo:keep-with-next="always" text:number-lines="false" text:line-number="0"/>
      <style:text-properties fo:color="#800000" style:font-name="Arial Black" fo:font-size="18pt" fo:language="es" fo:country="ES" style:font-name-asian="MS Mincho1" style:font-size-asian="18pt" style:font-name-complex="Tahoma" style:font-size-complex="14pt" fo:hyphenate="false" fo:hyphenation-remain-char-count="2" fo:hyphenation-push-char-count="2"/>
    </style:style>
    <style:style style:name="Contingut_20_de_20_la_20_taula" style:display-name="Contingut de la taula" style:family="paragraph" style:parent-style-name="Text_20_body">
      <style:paragraph-properties fo:margin-left="0cm" fo:margin-right="0.153cm" fo:margin-top="0cm" fo:margin-bottom="0.011cm" fo:hyphenation-ladder-count="no-limit" fo:text-indent="0cm" style:auto-text-indent="false" text:number-lines="false" text:line-number="0"/>
      <style:text-properties fo:font-size="9pt" style:font-size-asian="9pt" style:font-size-complex="12pt" style:font-style-complex="normal" fo:hyphenate="false" fo:hyphenation-remain-char-count="2" fo:hyphenation-push-char-count="2"/>
    </style:style>
    <style:style style:name="Encapçalament_20_de_20_la_20_taula" style:display-name="Encapçalament de la taula" style:family="paragraph" style:parent-style-name="Contingut_20_de_20_la_20_taula">
      <style:paragraph-properties fo:text-align="center" style:justify-single-word="false"/>
      <style:text-properties fo:font-weight="bold" style:font-weight-asian="bold" style:font-weight-complex="bold"/>
    </style:style>
    <style:style style:name="Consola" style:family="paragraph" style:parent-style-name="Standard">
      <style:paragraph-properties fo:margin-left="0.801cm" fo:margin-right="0.801cm" fo:text-align="start" style:justify-single-word="false" fo:hyphenation-ladder-count="no-limit" fo:text-indent="0cm" style:auto-text-indent="false" fo:background-color="#f4f4f4" fo:padding-left="0.706cm" fo:padding-right="0.706cm" fo:padding-top="0.529cm" fo:padding-bottom="0.529cm" fo:border="0.018cm solid #c0c0c0" text:number-lines="false" text:line-number="0">
        <style:background-image/>
      </style:paragraph-properties>
      <style:text-properties style:font-name="Courier New" fo:font-size="8pt" fo:language="en" fo:country="none" style:font-size-asian="8pt" style:font-size-complex="8pt" fo:hyphenate="false" fo:hyphenation-remain-char-count="2" fo:hyphenation-push-char-count="2"/>
    </style:style>
    <style:style style:name="Normal_20__28_Web_29_" style:display-name="Normal (Web)" style:family="paragraph" style:parent-style-name="Standard">
      <style:paragraph-properties fo:margin-top="0.176cm" fo:margin-bottom="0.011cm"/>
      <style:text-properties style:font-name="Times New Roman" fo:font-size="12pt" style:font-size-asian="12pt" style:font-size-complex="12pt"/>
    </style:style>
    <style:style style:name="Footnote_20_Symbol" style:display-name="Footnote Symbol" style:family="text">
      <style:text-properties style:text-position="super 58%" style:font-name="Univers" fo:font-size="11pt" style:font-size-asian="11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Num24z0" style:family="text">
      <style:text-properties style:font-name="Verdana"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762cm"/>
      </text:outline-level-style>
      <text:outline-level-style text:level="2" style:num-suffix="." style:num-format="1" text:display-levels="2">
        <style:list-level-properties text:space-before="0.041cm" text:min-label-width="1.016cm"/>
      </text:outline-level-style>
      <text:outline-level-style text:level="3" style:num-suffix="." style:num-format="1" text:display-levels="3">
        <style:list-level-properties text:space-before="0.041cm" text:min-label-width="1.319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space-before="0.635cm" text:min-label-width="1.778cm"/>
      </text:outline-level-style>
      <text:outline-level-style text:level="6" style:num-format="1" text:display-levels="6">
        <style:list-level-properties text:space-before="0.635cm" text:min-label-width="2.032cm"/>
      </text:outline-level-style>
      <text:outline-level-style text:level="7" style:num-format="1" text:display-levels="7">
        <style:list-level-properties text:space-before="0.635cm" text:min-label-width="2.286cm"/>
      </text:outline-level-style>
      <text:outline-level-style text:level="8" style:num-format="1" text:display-levels="8">
        <style:list-level-properties text:space-before="0.635cm" text:min-label-width="2.54cm"/>
      </text:outline-level-style>
      <text:outline-level-style text:level="9" style:num-format="1" text:display-levels="9">
        <style:list-level-properties text:space-before="0.635cm" text:min-label-width="2.794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953cm" text:min-label-width="0.635cm"/>
        <style:text-properties style:font-name="Verdana"/>
      </text:list-level-style-bullet>
      <text:list-level-style-bullet text:level="2" text:style-name="WW8Num24z1" style:num-suffix="." text:bullet-char="o">
        <style:list-level-properties text:space-before="2.223cm" text:min-label-width="0.635cm"/>
        <style:text-properties style:font-name="Courier New1"/>
      </text:list-level-style-bullet>
      <text:list-level-style-bullet text:level="3" text:style-name="WW8Num24z2" style:num-suffix="." text:bullet-char="">
        <style:list-level-properties text:space-before="3.493cm" text:min-label-width="0.635cm"/>
        <style:text-properties style:font-name="Wingdings"/>
      </text:list-level-style-bullet>
      <text:list-level-style-bullet text:level="4" text:style-name="WW8Num24z3" style:num-suffix="." text:bullet-char="">
        <style:list-level-properties text:space-before="4.763cm" text:min-label-width="0.635cm"/>
        <style:text-properties style:font-name="Symbol"/>
      </text:list-level-style-bullet>
      <text:list-level-style-bullet text:level="5" text:style-name="WW8Num24z1" style:num-suffix="." text:bullet-char="o">
        <style:list-level-properties text:space-before="6.033cm" text:min-label-width="0.635cm"/>
        <style:text-properties style:font-name="Courier New1"/>
      </text:list-level-style-bullet>
      <text:list-level-style-bullet text:level="6" text:style-name="WW8Num24z2" style:num-suffix="." text:bullet-char="">
        <style:list-level-properties text:space-before="7.303cm" text:min-label-width="0.635cm"/>
        <style:text-properties style:font-name="Wingdings"/>
      </text:list-level-style-bullet>
      <text:list-level-style-bullet text:level="7" text:style-name="WW8Num24z3" style:num-suffix="." text:bullet-char="">
        <style:list-level-properties text:space-before="8.573cm" text:min-label-width="0.635cm"/>
        <style:text-properties style:font-name="Symbol"/>
      </text:list-level-style-bullet>
      <text:list-level-style-bullet text:level="8" text:style-name="WW8Num24z1" style:num-suffix="." text:bullet-char="o">
        <style:list-level-properties text:space-before="9.843cm" text:min-label-width="0.635cm"/>
        <style:text-properties style:font-name="Courier New1"/>
      </text:list-level-style-bullet>
      <text:list-level-style-bullet text:level="9" text:style-name="WW8Num24z2" style:num-suffix="." text:bullet-char="">
        <style:list-level-properties text:space-before="11.1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text:list-level-style-number text:level="2" style:num-forma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prefix="(" style:num-suffix=")" style:num-format="1">
        <style:list-level-properties text:space-before="0.635cm" text:min-label-width="0.635cm"/>
      </text:list-level-style-number>
      <text:list-level-style-bullet text:level="2" text:style-name="Bullet_20_Symbols" style:num-suffix="." text:bullet-char="">
        <style:list-level-properties text:space-before="1.905cm" text:min-label-width="0.635cm"/>
        <style:text-properties style:font-name="StarSymbol"/>
      </text:list-level-style-bullet>
      <text:list-level-style-number text:level="3" style:num-suffix="." style:num-format="1">
        <style:list-level-properties text:space-before="3.175cm" text:min-label-width="0.635cm"/>
      </text:list-level-style-number>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top="0cm" fo:margin-bottom="0.212cm" fo:padding-left="0cm" fo:padding-right="0cm" fo:padding-top="0cm" fo:padding-bottom="0.035cm" fo:border-left="none" fo:border-right="none" fo:border-top="none" fo:border-bottom="0.018cm solid #000000"/>
      <style:text-properties fo:language="es" fo:country="ES" style:language-asian="es" style:country-asian="ES"/>
    </style:style>
    <style:style style:name="P2" style:family="paragraph" style:parent-style-name="Footer">
      <style:paragraph-properties fo:padding-left="0cm" fo:padding-right="0cm" fo:padding-top="0.035cm" fo:padding-bottom="0cm" fo:border-left="none" fo:border-right="none" fo:border-top="0.018cm solid #000000" fo:border-bottom="none"/>
      <style:text-properties style:font-name="Verdana" fo:font-size="8pt" fo:language="ca" fo:country="ES" style:font-size-asian="8pt" style:font-name-complex="Tahoma"/>
    </style:style>
    <style:style style:name="P3" style:family="paragraph" style:parent-style-name="Footer">
      <style:paragraph-properties fo:padding-left="0cm" fo:padding-right="0cm" fo:padding-top="0.035cm" fo:padding-bottom="0cm" fo:border-left="none" fo:border-right="none" fo:border-top="0.018cm solid #000000" fo:border-bottom="none"/>
      <style:text-properties fo:language="ca" fo:country="ES"/>
    </style:style>
    <style:style style:name="T1" style:family="text">
      <style:text-properties fo:background-color="#ffff00"/>
    </style:style>
    <style:style style:name="T2" style:family="text">
      <style:text-properties style:font-name="Verdana" fo:font-size="8pt" style:font-size-asian="8pt" style:font-name-complex="Tahoma"/>
    </style:style>
    <style:style style:name="T3" style:family="text">
      <style:text-properties style:font-name="Verdana" fo:font-size="8pt" fo:background-color="#ffff00" style:font-size-asian="8pt" style:font-name-complex="Tahoma"/>
    </style:style>
    <style:style style:name="T4" style:family="text">
      <style:text-properties fo:font-size="8pt" style:font-size-asian="8pt" style:font-name-complex="Tahom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78cm" fo:margin-bottom="1.78cm" fo:margin-left="2.501cm" fo:margin-right="3.251cm"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201cm" fo:margin-left="0cm" fo:margin-right="0cm" fo:margin-bottom="0.101cm" style:dynamic-spacing="true"/>
      </style:header-style>
      <style:footer-style>
        <style:header-footer-properties fo:min-height="0.721cm" fo:margin-left="0cm" fo:margin-right="0cm" fo:margin-top="0.62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tges1" text:anchor-type="as-char" svg:width="15.256cm" svg:height="1.903cm" draw:z-index="12"><draw:image xlink:href="Pictures/100002000000032B000000639D54A340.png" xlink:type="simple" xlink:show="embed" xlink:actuate="onLoad"/></draw:frame></text:p>
      </style:header>
      <style:footer>
        <text:p text:style-name="P2"><text:span text:style-name="T1">MD21_DT_Entorn_execucio_SCORM.odt</text:span><text:tab/><text:tab/>Projecte Campus</text:p>
        <text:p text:style-name="P3"><text:span text:style-name="T2">Versió: </text:span><text:span text:style-name="T3">2</text:span><text:span text:style-name="T2"><text:tab/><text:tab/>Pàgina </text:span><text:span text:style-name="T4"><text:page-number text:select-page="current">4</text:page-number></text:span><text:span text:style-name="T2"> de </text:span><text:span text:style-name="T4"><text:page-count style:num-format="1">14</text:page-count></text:span></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Descripció tècnica del seguiment contingut docent SCORM</dc:title>
    <dc:description>Descripció tècnica del mòdul 21.</dc:description>
    <meta:initial-creator>Manolo García, OpenTrends</meta:initial-creator>
    <meta:creation-date>2006-10-24T11:55:00</meta:creation-date>
    <dc:date>2007-05-01T00:09:10</dc:date>
    <meta:print-date>2005-08-31T13:07:00</meta:print-date>
    <dc:language>es-ES</dc:language>
    <meta:editing-cycles>223</meta:editing-cycles>
    <meta:editing-duration>P8DT12H9M12S</meta:editing-duration>
    <meta:user-defined meta:name="Info 1">Marc Segarra - LaSalle (URL)</meta:user-defined>
    <meta:user-defined meta:name="Info 2"/>
    <meta:user-defined meta:name="Info 3"/>
    <meta:user-defined meta:name="Info 4"/>
    <meta:document-statistic meta:table-count="0" meta:image-count="1" meta:object-count="0" meta:page-count="14" meta:paragraph-count="229" meta:word-count="3773" meta:character-count="24532"/>
  </office:meta>
</office:document-meta>
</file>